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ourier New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Opcode (hex)</text:p>
          </table:table-cell>
          <table:table-cell table:style-name="ce3" office:value-type="string" calcext:value-type="string">
            <text:p>Address mod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formula="of:=CONCATENATE(&quot;0x&quot;;DEC2HEX([.C3];2))" office:value-type="string" office:string-value="0x00" calcext:value-type="string">
            <text:p>0x00</text:p>
          </table:table-cell>
          <table:table-cell office:value-type="string" calcext:value-type="string">
            <text:p>imp</text:p>
          </table:table-cell>
          <table:table-cell table:formula="of:=LEFT(DEC2HEX([.C3];2);1)" office:value-type="string" office:string-value="0" calcext:value-type="string">
            <text:p>0</text:p>
          </table:table-cell>
          <table:table-cell table:formula="of:=RIGHT(DEC2HEX([.C3];2);1)" office:value-type="string" office:string-value="0" calcext:value-type="string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k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table:formula="of:=CONCATENATE(&quot;0x&quot;;DEC2HEX([.C4];2))" office:value-type="string" office:string-value="0x01" calcext:value-type="string">
            <text:p>0x01</text:p>
          </table:table-cell>
          <table:table-cell office:value-type="string" calcext:value-type="string">
            <text:p>indx</text:p>
          </table:table-cell>
          <table:table-cell table:formula="of:=LEFT(DEC2HEX([.C4];2);1)" office:value-type="string" office:string-value="0" calcext:value-type="string">
            <text:p>0</text:p>
          </table:table-cell>
          <table:table-cell table:formula="of:=RIGHT(DEC2HEX([.C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table:formula="of:=CONCATENATE(&quot;0x&quot;;DEC2HEX([.C5];2))" office:value-type="string" office:string-value="0x02" calcext:value-type="string">
            <text:p>0x02</text:p>
          </table:table-cell>
          <table:table-cell office:value-type="string" calcext:value-type="string">
            <text:p>imp</text:p>
          </table:table-cell>
          <table:table-cell table:formula="of:=LEFT(DEC2HEX([.C5];2);1)" office:value-type="string" office:string-value="0" calcext:value-type="string">
            <text:p>0</text:p>
          </table:table-cell>
          <table:table-cell table:formula="of:=RIGHT(DEC2HEX([.C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" calcext:value-type="float">
            <text:p>3</text:p>
          </table:table-cell>
          <table:table-cell table:formula="of:=CONCATENATE(&quot;0x&quot;;DEC2HEX([.C6];2))" office:value-type="string" office:string-value="0x03" calcext:value-type="string">
            <text:p>0x03</text:p>
          </table:table-cell>
          <table:table-cell office:value-type="string" calcext:value-type="string">
            <text:p>indx</text:p>
          </table:table-cell>
          <table:table-cell table:formula="of:=LEFT(DEC2HEX([.C6];2);1)" office:value-type="string" office:string-value="0" calcext:value-type="string">
            <text:p>0</text:p>
          </table:table-cell>
          <table:table-cell table:formula="of:=RIGHT(DEC2HEX([.C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table:formula="of:=CONCATENATE(&quot;0x&quot;;DEC2HEX([.C7];2))" office:value-type="string" office:string-value="0x04" calcext:value-type="string">
            <text:p>0x04</text:p>
          </table:table-cell>
          <table:table-cell office:value-type="string" calcext:value-type="string">
            <text:p>zp</text:p>
          </table:table-cell>
          <table:table-cell table:formula="of:=LEFT(DEC2HEX([.C7];2);1)" office:value-type="string" office:string-value="0" calcext:value-type="string">
            <text:p>0</text:p>
          </table:table-cell>
          <table:table-cell table:formula="of:=RIGHT(DEC2HEX([.C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" calcext:value-type="float">
            <text:p>5</text:p>
          </table:table-cell>
          <table:table-cell table:formula="of:=CONCATENATE(&quot;0x&quot;;DEC2HEX([.C8];2))" office:value-type="string" office:string-value="0x05" calcext:value-type="string">
            <text:p>0x05</text:p>
          </table:table-cell>
          <table:table-cell office:value-type="string" calcext:value-type="string">
            <text:p>zp</text:p>
          </table:table-cell>
          <table:table-cell table:formula="of:=LEFT(DEC2HEX([.C8];2);1)" office:value-type="string" office:string-value="0" calcext:value-type="string">
            <text:p>0</text:p>
          </table:table-cell>
          <table:table-cell table:formula="of:=RIGHT(DEC2HEX([.C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" calcext:value-type="float">
            <text:p>6</text:p>
          </table:table-cell>
          <table:table-cell table:formula="of:=CONCATENATE(&quot;0x&quot;;DEC2HEX([.C9];2))" office:value-type="string" office:string-value="0x06" calcext:value-type="string">
            <text:p>0x06</text:p>
          </table:table-cell>
          <table:table-cell office:value-type="string" calcext:value-type="string">
            <text:p>zp</text:p>
          </table:table-cell>
          <table:table-cell table:formula="of:=LEFT(DEC2HEX([.C9];2);1)" office:value-type="string" office:string-value="0" calcext:value-type="string">
            <text:p>0</text:p>
          </table:table-cell>
          <table:table-cell table:formula="of:=RIGHT(DEC2HEX([.C9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table:formula="of:=CONCATENATE(&quot;0x&quot;;DEC2HEX([.C10];2))" office:value-type="string" office:string-value="0x07" calcext:value-type="string">
            <text:p>0x07</text:p>
          </table:table-cell>
          <table:table-cell office:value-type="string" calcext:value-type="string">
            <text:p>zp</text:p>
          </table:table-cell>
          <table:table-cell table:formula="of:=LEFT(DEC2HEX([.C10];2);1)" office:value-type="string" office:string-value="0" calcext:value-type="string">
            <text:p>0</text:p>
          </table:table-cell>
          <table:table-cell table:formula="of:=RIGHT(DEC2HEX([.C10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" calcext:value-type="float">
            <text:p>8</text:p>
          </table:table-cell>
          <table:table-cell table:formula="of:=CONCATENATE(&quot;0x&quot;;DEC2HEX([.C11];2))" office:value-type="string" office:string-value="0x08" calcext:value-type="string">
            <text:p>0x08</text:p>
          </table:table-cell>
          <table:table-cell office:value-type="string" calcext:value-type="string">
            <text:p>imp</text:p>
          </table:table-cell>
          <table:table-cell table:formula="of:=LEFT(DEC2HEX([.C11];2);1)" office:value-type="string" office:string-value="0" calcext:value-type="string">
            <text:p>0</text:p>
          </table:table-cell>
          <table:table-cell table:formula="of:=RIGHT(DEC2HEX([.C11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formula="of:=CONCATENATE(&quot;0x&quot;;DEC2HEX([.C12];2))" office:value-type="string" office:string-value="0x09" calcext:value-type="string">
            <text:p>0x09</text:p>
          </table:table-cell>
          <table:table-cell office:value-type="string" calcext:value-type="string">
            <text:p>imm</text:p>
          </table:table-cell>
          <table:table-cell table:formula="of:=LEFT(DEC2HEX([.C12];2);1)" office:value-type="string" office:string-value="0" calcext:value-type="string">
            <text:p>0</text:p>
          </table:table-cell>
          <table:table-cell table:formula="of:=RIGHT(DEC2HEX([.C1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" calcext:value-type="float">
            <text:p>10</text:p>
          </table:table-cell>
          <table:table-cell table:formula="of:=CONCATENATE(&quot;0x&quot;;DEC2HEX([.C13];2))" office:value-type="string" office:string-value="0x0A" calcext:value-type="string">
            <text:p>0x0A</text:p>
          </table:table-cell>
          <table:table-cell office:value-type="string" calcext:value-type="string">
            <text:p>acc</text:p>
          </table:table-cell>
          <table:table-cell table:formula="of:=LEFT(DEC2HEX([.C13];2);1)" office:value-type="string" office:string-value="0" calcext:value-type="string">
            <text:p>0</text:p>
          </table:table-cell>
          <table:table-cell table:formula="of:=RIGHT(DEC2HEX([.C1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1" calcext:value-type="float">
            <text:p>11</text:p>
          </table:table-cell>
          <table:table-cell table:formula="of:=CONCATENATE(&quot;0x&quot;;DEC2HEX([.C14];2))" office:value-type="string" office:string-value="0x0B" calcext:value-type="string">
            <text:p>0x0B</text:p>
          </table:table-cell>
          <table:table-cell office:value-type="string" calcext:value-type="string">
            <text:p>imm</text:p>
          </table:table-cell>
          <table:table-cell table:formula="of:=LEFT(DEC2HEX([.C14];2);1)" office:value-type="string" office:string-value="0" calcext:value-type="string">
            <text:p>0</text:p>
          </table:table-cell>
          <table:table-cell table:formula="of:=RIGHT(DEC2HEX([.C1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formula="of:=CONCATENATE(&quot;0x&quot;;DEC2HEX([.C15];2))" office:value-type="string" office:string-value="0x0C" calcext:value-type="string">
            <text:p>0x0C</text:p>
          </table:table-cell>
          <table:table-cell office:value-type="string" calcext:value-type="string">
            <text:p>abso</text:p>
          </table:table-cell>
          <table:table-cell table:formula="of:=LEFT(DEC2HEX([.C15];2);1)" office:value-type="string" office:string-value="0" calcext:value-type="string">
            <text:p>0</text:p>
          </table:table-cell>
          <table:table-cell table:formula="of:=RIGHT(DEC2HEX([.C1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3" calcext:value-type="float">
            <text:p>13</text:p>
          </table:table-cell>
          <table:table-cell table:formula="of:=CONCATENATE(&quot;0x&quot;;DEC2HEX([.C16];2))" office:value-type="string" office:string-value="0x0D" calcext:value-type="string">
            <text:p>0x0D</text:p>
          </table:table-cell>
          <table:table-cell office:value-type="string" calcext:value-type="string">
            <text:p>abso</text:p>
          </table:table-cell>
          <table:table-cell table:formula="of:=LEFT(DEC2HEX([.C16];2);1)" office:value-type="string" office:string-value="0" calcext:value-type="string">
            <text:p>0</text:p>
          </table:table-cell>
          <table:table-cell table:formula="of:=RIGHT(DEC2HEX([.C1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4" calcext:value-type="float">
            <text:p>14</text:p>
          </table:table-cell>
          <table:table-cell table:formula="of:=CONCATENATE(&quot;0x&quot;;DEC2HEX([.C17];2))" office:value-type="string" office:string-value="0x0E" calcext:value-type="string">
            <text:p>0x0E</text:p>
          </table:table-cell>
          <table:table-cell office:value-type="string" calcext:value-type="string">
            <text:p>abso</text:p>
          </table:table-cell>
          <table:table-cell table:formula="of:=LEFT(DEC2HEX([.C17];2);1)" office:value-type="string" office:string-value="0" calcext:value-type="string">
            <text:p>0</text:p>
          </table:table-cell>
          <table:table-cell table:formula="of:=RIGHT(DEC2HEX([.C17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" calcext:value-type="float">
            <text:p>15</text:p>
          </table:table-cell>
          <table:table-cell table:formula="of:=CONCATENATE(&quot;0x&quot;;DEC2HEX([.C18];2))" office:value-type="string" office:string-value="0x0F" calcext:value-type="string">
            <text:p>0x0F</text:p>
          </table:table-cell>
          <table:table-cell office:value-type="string" calcext:value-type="string">
            <text:p>abso</text:p>
          </table:table-cell>
          <table:table-cell table:formula="of:=LEFT(DEC2HEX([.C18];2);1)" office:value-type="string" office:string-value="0" calcext:value-type="string">
            <text:p>0</text:p>
          </table:table-cell>
          <table:table-cell table:formula="of:=RIGHT(DEC2HEX([.C18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" calcext:value-type="float">
            <text:p>16</text:p>
          </table:table-cell>
          <table:table-cell table:formula="of:=CONCATENATE(&quot;0x&quot;;DEC2HEX([.C19];2))" office:value-type="string" office:string-value="0x10" calcext:value-type="string">
            <text:p>0x10</text:p>
          </table:table-cell>
          <table:table-cell office:value-type="string" calcext:value-type="string">
            <text:p>rel</text:p>
          </table:table-cell>
          <table:table-cell table:formula="of:=LEFT(DEC2HEX([.C19];2);1)" office:value-type="string" office:string-value="1" calcext:value-type="string">
            <text:p>1</text:p>
          </table:table-cell>
          <table:table-cell table:formula="of:=RIGHT(DEC2HEX([.C1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p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" calcext:value-type="float">
            <text:p>17</text:p>
          </table:table-cell>
          <table:table-cell table:formula="of:=CONCATENATE(&quot;0x&quot;;DEC2HEX([.C20];2))" office:value-type="string" office:string-value="0x11" calcext:value-type="string">
            <text:p>0x11</text:p>
          </table:table-cell>
          <table:table-cell office:value-type="string" calcext:value-type="string">
            <text:p>indy</text:p>
          </table:table-cell>
          <table:table-cell table:formula="of:=LEFT(DEC2HEX([.C20];2);1)" office:value-type="string" office:string-value="1" calcext:value-type="string">
            <text:p>1</text:p>
          </table:table-cell>
          <table:table-cell table:formula="of:=RIGHT(DEC2HEX([.C2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" calcext:value-type="float">
            <text:p>18</text:p>
          </table:table-cell>
          <table:table-cell table:formula="of:=CONCATENATE(&quot;0x&quot;;DEC2HEX([.C21];2))" office:value-type="string" office:string-value="0x12" calcext:value-type="string">
            <text:p>0x12</text:p>
          </table:table-cell>
          <table:table-cell office:value-type="string" calcext:value-type="string">
            <text:p>imp</text:p>
          </table:table-cell>
          <table:table-cell table:formula="of:=LEFT(DEC2HEX([.C21];2);1)" office:value-type="string" office:string-value="1" calcext:value-type="string">
            <text:p>1</text:p>
          </table:table-cell>
          <table:table-cell table:formula="of:=RIGHT(DEC2HEX([.C2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" calcext:value-type="float">
            <text:p>19</text:p>
          </table:table-cell>
          <table:table-cell table:formula="of:=CONCATENATE(&quot;0x&quot;;DEC2HEX([.C22];2))" office:value-type="string" office:string-value="0x13" calcext:value-type="string">
            <text:p>0x13</text:p>
          </table:table-cell>
          <table:table-cell office:value-type="string" calcext:value-type="string">
            <text:p>indy</text:p>
          </table:table-cell>
          <table:table-cell table:formula="of:=LEFT(DEC2HEX([.C22];2);1)" office:value-type="string" office:string-value="1" calcext:value-type="string">
            <text:p>1</text:p>
          </table:table-cell>
          <table:table-cell table:formula="of:=RIGHT(DEC2HEX([.C2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" calcext:value-type="float">
            <text:p>20</text:p>
          </table:table-cell>
          <table:table-cell table:formula="of:=CONCATENATE(&quot;0x&quot;;DEC2HEX([.C23];2))" office:value-type="string" office:string-value="0x14" calcext:value-type="string">
            <text:p>0x14</text:p>
          </table:table-cell>
          <table:table-cell office:value-type="string" calcext:value-type="string">
            <text:p>zpx</text:p>
          </table:table-cell>
          <table:table-cell table:formula="of:=LEFT(DEC2HEX([.C23];2);1)" office:value-type="string" office:string-value="1" calcext:value-type="string">
            <text:p>1</text:p>
          </table:table-cell>
          <table:table-cell table:formula="of:=RIGHT(DEC2HEX([.C2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" calcext:value-type="float">
            <text:p>21</text:p>
          </table:table-cell>
          <table:table-cell table:formula="of:=CONCATENATE(&quot;0x&quot;;DEC2HEX([.C24];2))" office:value-type="string" office:string-value="0x15" calcext:value-type="string">
            <text:p>0x15</text:p>
          </table:table-cell>
          <table:table-cell office:value-type="string" calcext:value-type="string">
            <text:p>zpx</text:p>
          </table:table-cell>
          <table:table-cell table:formula="of:=LEFT(DEC2HEX([.C24];2);1)" office:value-type="string" office:string-value="1" calcext:value-type="string">
            <text:p>1</text:p>
          </table:table-cell>
          <table:table-cell table:formula="of:=RIGHT(DEC2HEX([.C2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" calcext:value-type="float">
            <text:p>22</text:p>
          </table:table-cell>
          <table:table-cell table:formula="of:=CONCATENATE(&quot;0x&quot;;DEC2HEX([.C25];2))" office:value-type="string" office:string-value="0x16" calcext:value-type="string">
            <text:p>0x16</text:p>
          </table:table-cell>
          <table:table-cell office:value-type="string" calcext:value-type="string">
            <text:p>zpx</text:p>
          </table:table-cell>
          <table:table-cell table:formula="of:=LEFT(DEC2HEX([.C25];2);1)" office:value-type="string" office:string-value="1" calcext:value-type="string">
            <text:p>1</text:p>
          </table:table-cell>
          <table:table-cell table:formula="of:=RIGHT(DEC2HEX([.C25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" calcext:value-type="float">
            <text:p>23</text:p>
          </table:table-cell>
          <table:table-cell table:formula="of:=CONCATENATE(&quot;0x&quot;;DEC2HEX([.C26];2))" office:value-type="string" office:string-value="0x17" calcext:value-type="string">
            <text:p>0x17</text:p>
          </table:table-cell>
          <table:table-cell office:value-type="string" calcext:value-type="string">
            <text:p>zpx</text:p>
          </table:table-cell>
          <table:table-cell table:formula="of:=LEFT(DEC2HEX([.C26];2);1)" office:value-type="string" office:string-value="1" calcext:value-type="string">
            <text:p>1</text:p>
          </table:table-cell>
          <table:table-cell table:formula="of:=RIGHT(DEC2HEX([.C26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" calcext:value-type="float">
            <text:p>24</text:p>
          </table:table-cell>
          <table:table-cell table:formula="of:=CONCATENATE(&quot;0x&quot;;DEC2HEX([.C27];2))" office:value-type="string" office:string-value="0x18" calcext:value-type="string">
            <text:p>0x18</text:p>
          </table:table-cell>
          <table:table-cell office:value-type="string" calcext:value-type="string">
            <text:p>imp</text:p>
          </table:table-cell>
          <table:table-cell table:formula="of:=LEFT(DEC2HEX([.C27];2);1)" office:value-type="string" office:string-value="1" calcext:value-type="string">
            <text:p>1</text:p>
          </table:table-cell>
          <table:table-cell table:formula="of:=RIGHT(DEC2HEX([.C2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" calcext:value-type="float">
            <text:p>25</text:p>
          </table:table-cell>
          <table:table-cell table:formula="of:=CONCATENATE(&quot;0x&quot;;DEC2HEX([.C28];2))" office:value-type="string" office:string-value="0x19" calcext:value-type="string">
            <text:p>0x19</text:p>
          </table:table-cell>
          <table:table-cell office:value-type="string" calcext:value-type="string">
            <text:p>absy</text:p>
          </table:table-cell>
          <table:table-cell table:formula="of:=LEFT(DEC2HEX([.C28];2);1)" office:value-type="string" office:string-value="1" calcext:value-type="string">
            <text:p>1</text:p>
          </table:table-cell>
          <table:table-cell table:formula="of:=RIGHT(DEC2HEX([.C2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6" calcext:value-type="float">
            <text:p>26</text:p>
          </table:table-cell>
          <table:table-cell table:formula="of:=CONCATENATE(&quot;0x&quot;;DEC2HEX([.C29];2))" office:value-type="string" office:string-value="0x1A" calcext:value-type="string">
            <text:p>0x1A</text:p>
          </table:table-cell>
          <table:table-cell office:value-type="string" calcext:value-type="string">
            <text:p>imp</text:p>
          </table:table-cell>
          <table:table-cell table:formula="of:=LEFT(DEC2HEX([.C29];2);1)" office:value-type="string" office:string-value="1" calcext:value-type="string">
            <text:p>1</text:p>
          </table:table-cell>
          <table:table-cell table:formula="of:=RIGHT(DEC2HEX([.C2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7" calcext:value-type="float">
            <text:p>27</text:p>
          </table:table-cell>
          <table:table-cell table:formula="of:=CONCATENATE(&quot;0x&quot;;DEC2HEX([.C30];2))" office:value-type="string" office:string-value="0x1B" calcext:value-type="string">
            <text:p>0x1B</text:p>
          </table:table-cell>
          <table:table-cell office:value-type="string" calcext:value-type="string">
            <text:p>absy</text:p>
          </table:table-cell>
          <table:table-cell table:formula="of:=LEFT(DEC2HEX([.C30];2);1)" office:value-type="string" office:string-value="1" calcext:value-type="string">
            <text:p>1</text:p>
          </table:table-cell>
          <table:table-cell table:formula="of:=RIGHT(DEC2HEX([.C30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8" calcext:value-type="float">
            <text:p>28</text:p>
          </table:table-cell>
          <table:table-cell table:formula="of:=CONCATENATE(&quot;0x&quot;;DEC2HEX([.C31];2))" office:value-type="string" office:string-value="0x1C" calcext:value-type="string">
            <text:p>0x1C</text:p>
          </table:table-cell>
          <table:table-cell office:value-type="string" calcext:value-type="string">
            <text:p>absx</text:p>
          </table:table-cell>
          <table:table-cell table:formula="of:=LEFT(DEC2HEX([.C31];2);1)" office:value-type="string" office:string-value="1" calcext:value-type="string">
            <text:p>1</text:p>
          </table:table-cell>
          <table:table-cell table:formula="of:=RIGHT(DEC2HEX([.C3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9" calcext:value-type="float">
            <text:p>29</text:p>
          </table:table-cell>
          <table:table-cell table:formula="of:=CONCATENATE(&quot;0x&quot;;DEC2HEX([.C32];2))" office:value-type="string" office:string-value="0x1D" calcext:value-type="string">
            <text:p>0x1D</text:p>
          </table:table-cell>
          <table:table-cell office:value-type="string" calcext:value-type="string">
            <text:p>absx</text:p>
          </table:table-cell>
          <table:table-cell table:formula="of:=LEFT(DEC2HEX([.C32];2);1)" office:value-type="string" office:string-value="1" calcext:value-type="string">
            <text:p>1</text:p>
          </table:table-cell>
          <table:table-cell table:formula="of:=RIGHT(DEC2HEX([.C3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0" calcext:value-type="float">
            <text:p>30</text:p>
          </table:table-cell>
          <table:table-cell table:formula="of:=CONCATENATE(&quot;0x&quot;;DEC2HEX([.C33];2))" office:value-type="string" office:string-value="0x1E" calcext:value-type="string">
            <text:p>0x1E</text:p>
          </table:table-cell>
          <table:table-cell office:value-type="string" calcext:value-type="string">
            <text:p>absx</text:p>
          </table:table-cell>
          <table:table-cell table:formula="of:=LEFT(DEC2HEX([.C33];2);1)" office:value-type="string" office:string-value="1" calcext:value-type="string">
            <text:p>1</text:p>
          </table:table-cell>
          <table:table-cell table:formula="of:=RIGHT(DEC2HEX([.C33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1" calcext:value-type="float">
            <text:p>31</text:p>
          </table:table-cell>
          <table:table-cell table:formula="of:=CONCATENATE(&quot;0x&quot;;DEC2HEX([.C34];2))" office:value-type="string" office:string-value="0x1F" calcext:value-type="string">
            <text:p>0x1F</text:p>
          </table:table-cell>
          <table:table-cell office:value-type="string" calcext:value-type="string">
            <text:p>absx</text:p>
          </table:table-cell>
          <table:table-cell table:formula="of:=LEFT(DEC2HEX([.C34];2);1)" office:value-type="string" office:string-value="1" calcext:value-type="string">
            <text:p>1</text:p>
          </table:table-cell>
          <table:table-cell table:formula="of:=RIGHT(DEC2HEX([.C34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2" calcext:value-type="float">
            <text:p>32</text:p>
          </table:table-cell>
          <table:table-cell table:formula="of:=CONCATENATE(&quot;0x&quot;;DEC2HEX([.C35];2))" office:value-type="string" office:string-value="0x20" calcext:value-type="string">
            <text:p>0x20</text:p>
          </table:table-cell>
          <table:table-cell office:value-type="string" calcext:value-type="string">
            <text:p>abso</text:p>
          </table:table-cell>
          <table:table-cell table:formula="of:=LEFT(DEC2HEX([.C35];2);1)" office:value-type="string" office:string-value="2" calcext:value-type="string">
            <text:p>2</text:p>
          </table:table-cell>
          <table:table-cell table:formula="of:=RIGHT(DEC2HEX([.C35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3" calcext:value-type="float">
            <text:p>33</text:p>
          </table:table-cell>
          <table:table-cell table:formula="of:=CONCATENATE(&quot;0x&quot;;DEC2HEX([.C36];2))" office:value-type="string" office:string-value="0x21" calcext:value-type="string">
            <text:p>0x21</text:p>
          </table:table-cell>
          <table:table-cell office:value-type="string" calcext:value-type="string">
            <text:p>indx</text:p>
          </table:table-cell>
          <table:table-cell table:formula="of:=LEFT(DEC2HEX([.C36];2);1)" office:value-type="string" office:string-value="2" calcext:value-type="string">
            <text:p>2</text:p>
          </table:table-cell>
          <table:table-cell table:formula="of:=RIGHT(DEC2HEX([.C3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4" calcext:value-type="float">
            <text:p>34</text:p>
          </table:table-cell>
          <table:table-cell table:formula="of:=CONCATENATE(&quot;0x&quot;;DEC2HEX([.C37];2))" office:value-type="string" office:string-value="0x22" calcext:value-type="string">
            <text:p>0x22</text:p>
          </table:table-cell>
          <table:table-cell office:value-type="string" calcext:value-type="string">
            <text:p>imp</text:p>
          </table:table-cell>
          <table:table-cell table:formula="of:=LEFT(DEC2HEX([.C37];2);1)" office:value-type="string" office:string-value="2" calcext:value-type="string">
            <text:p>2</text:p>
          </table:table-cell>
          <table:table-cell table:formula="of:=RIGHT(DEC2HEX([.C3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5" calcext:value-type="float">
            <text:p>35</text:p>
          </table:table-cell>
          <table:table-cell table:formula="of:=CONCATENATE(&quot;0x&quot;;DEC2HEX([.C38];2))" office:value-type="string" office:string-value="0x23" calcext:value-type="string">
            <text:p>0x23</text:p>
          </table:table-cell>
          <table:table-cell office:value-type="string" calcext:value-type="string">
            <text:p>indx</text:p>
          </table:table-cell>
          <table:table-cell table:formula="of:=LEFT(DEC2HEX([.C38];2);1)" office:value-type="string" office:string-value="2" calcext:value-type="string">
            <text:p>2</text:p>
          </table:table-cell>
          <table:table-cell table:formula="of:=RIGHT(DEC2HEX([.C3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6" calcext:value-type="float">
            <text:p>36</text:p>
          </table:table-cell>
          <table:table-cell table:formula="of:=CONCATENATE(&quot;0x&quot;;DEC2HEX([.C39];2))" office:value-type="string" office:string-value="0x24" calcext:value-type="string">
            <text:p>0x24</text:p>
          </table:table-cell>
          <table:table-cell office:value-type="string" calcext:value-type="string">
            <text:p>zp</text:p>
          </table:table-cell>
          <table:table-cell table:formula="of:=LEFT(DEC2HEX([.C39];2);1)" office:value-type="string" office:string-value="2" calcext:value-type="string">
            <text:p>2</text:p>
          </table:table-cell>
          <table:table-cell table:formula="of:=RIGHT(DEC2HEX([.C3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7" calcext:value-type="float">
            <text:p>37</text:p>
          </table:table-cell>
          <table:table-cell table:formula="of:=CONCATENATE(&quot;0x&quot;;DEC2HEX([.C40];2))" office:value-type="string" office:string-value="0x25" calcext:value-type="string">
            <text:p>0x25</text:p>
          </table:table-cell>
          <table:table-cell office:value-type="string" calcext:value-type="string">
            <text:p>zp</text:p>
          </table:table-cell>
          <table:table-cell table:formula="of:=LEFT(DEC2HEX([.C40];2);1)" office:value-type="string" office:string-value="2" calcext:value-type="string">
            <text:p>2</text:p>
          </table:table-cell>
          <table:table-cell table:formula="of:=RIGHT(DEC2HEX([.C4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8" calcext:value-type="float">
            <text:p>38</text:p>
          </table:table-cell>
          <table:table-cell table:formula="of:=CONCATENATE(&quot;0x&quot;;DEC2HEX([.C41];2))" office:value-type="string" office:string-value="0x26" calcext:value-type="string">
            <text:p>0x26</text:p>
          </table:table-cell>
          <table:table-cell office:value-type="string" calcext:value-type="string">
            <text:p>zp</text:p>
          </table:table-cell>
          <table:table-cell table:formula="of:=LEFT(DEC2HEX([.C41];2);1)" office:value-type="string" office:string-value="2" calcext:value-type="string">
            <text:p>2</text:p>
          </table:table-cell>
          <table:table-cell table:formula="of:=RIGHT(DEC2HEX([.C4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39" calcext:value-type="float">
            <text:p>39</text:p>
          </table:table-cell>
          <table:table-cell table:formula="of:=CONCATENATE(&quot;0x&quot;;DEC2HEX([.C42];2))" office:value-type="string" office:string-value="0x27" calcext:value-type="string">
            <text:p>0x27</text:p>
          </table:table-cell>
          <table:table-cell office:value-type="string" calcext:value-type="string">
            <text:p>zp</text:p>
          </table:table-cell>
          <table:table-cell table:formula="of:=LEFT(DEC2HEX([.C42];2);1)" office:value-type="string" office:string-value="2" calcext:value-type="string">
            <text:p>2</text:p>
          </table:table-cell>
          <table:table-cell table:formula="of:=RIGHT(DEC2HEX([.C4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table:formula="of:=CONCATENATE(&quot;0x&quot;;DEC2HEX([.C43];2))" office:value-type="string" office:string-value="0x28" calcext:value-type="string">
            <text:p>0x28</text:p>
          </table:table-cell>
          <table:table-cell office:value-type="string" calcext:value-type="string">
            <text:p>imp</text:p>
          </table:table-cell>
          <table:table-cell table:formula="of:=LEFT(DEC2HEX([.C43];2);1)" office:value-type="string" office:string-value="2" calcext:value-type="string">
            <text:p>2</text:p>
          </table:table-cell>
          <table:table-cell table:formula="of:=RIGHT(DEC2HEX([.C43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1" calcext:value-type="float">
            <text:p>41</text:p>
          </table:table-cell>
          <table:table-cell table:formula="of:=CONCATENATE(&quot;0x&quot;;DEC2HEX([.C44];2))" office:value-type="string" office:string-value="0x29" calcext:value-type="string">
            <text:p>0x29</text:p>
          </table:table-cell>
          <table:table-cell office:value-type="string" calcext:value-type="string">
            <text:p>imm</text:p>
          </table:table-cell>
          <table:table-cell table:formula="of:=LEFT(DEC2HEX([.C44];2);1)" office:value-type="string" office:string-value="2" calcext:value-type="string">
            <text:p>2</text:p>
          </table:table-cell>
          <table:table-cell table:formula="of:=RIGHT(DEC2HEX([.C4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2" calcext:value-type="float">
            <text:p>42</text:p>
          </table:table-cell>
          <table:table-cell table:formula="of:=CONCATENATE(&quot;0x&quot;;DEC2HEX([.C45];2))" office:value-type="string" office:string-value="0x2A" calcext:value-type="string">
            <text:p>0x2A</text:p>
          </table:table-cell>
          <table:table-cell office:value-type="string" calcext:value-type="string">
            <text:p>acc</text:p>
          </table:table-cell>
          <table:table-cell table:formula="of:=LEFT(DEC2HEX([.C45];2);1)" office:value-type="string" office:string-value="2" calcext:value-type="string">
            <text:p>2</text:p>
          </table:table-cell>
          <table:table-cell table:formula="of:=RIGHT(DEC2HEX([.C4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3" calcext:value-type="float">
            <text:p>43</text:p>
          </table:table-cell>
          <table:table-cell table:formula="of:=CONCATENATE(&quot;0x&quot;;DEC2HEX([.C46];2))" office:value-type="string" office:string-value="0x2B" calcext:value-type="string">
            <text:p>0x2B</text:p>
          </table:table-cell>
          <table:table-cell office:value-type="string" calcext:value-type="string">
            <text:p>imm</text:p>
          </table:table-cell>
          <table:table-cell table:formula="of:=LEFT(DEC2HEX([.C46];2);1)" office:value-type="string" office:string-value="2" calcext:value-type="string">
            <text:p>2</text:p>
          </table:table-cell>
          <table:table-cell table:formula="of:=RIGHT(DEC2HEX([.C4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4" calcext:value-type="float">
            <text:p>44</text:p>
          </table:table-cell>
          <table:table-cell table:formula="of:=CONCATENATE(&quot;0x&quot;;DEC2HEX([.C47];2))" office:value-type="string" office:string-value="0x2C" calcext:value-type="string">
            <text:p>0x2C</text:p>
          </table:table-cell>
          <table:table-cell office:value-type="string" calcext:value-type="string">
            <text:p>abso</text:p>
          </table:table-cell>
          <table:table-cell table:formula="of:=LEFT(DEC2HEX([.C47];2);1)" office:value-type="string" office:string-value="2" calcext:value-type="string">
            <text:p>2</text:p>
          </table:table-cell>
          <table:table-cell table:formula="of:=RIGHT(DEC2HEX([.C4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t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5" calcext:value-type="float">
            <text:p>45</text:p>
          </table:table-cell>
          <table:table-cell table:formula="of:=CONCATENATE(&quot;0x&quot;;DEC2HEX([.C48];2))" office:value-type="string" office:string-value="0x2D" calcext:value-type="string">
            <text:p>0x2D</text:p>
          </table:table-cell>
          <table:table-cell office:value-type="string" calcext:value-type="string">
            <text:p>abso</text:p>
          </table:table-cell>
          <table:table-cell table:formula="of:=LEFT(DEC2HEX([.C48];2);1)" office:value-type="string" office:string-value="2" calcext:value-type="string">
            <text:p>2</text:p>
          </table:table-cell>
          <table:table-cell table:formula="of:=RIGHT(DEC2HEX([.C4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6" calcext:value-type="float">
            <text:p>46</text:p>
          </table:table-cell>
          <table:table-cell table:formula="of:=CONCATENATE(&quot;0x&quot;;DEC2HEX([.C49];2))" office:value-type="string" office:string-value="0x2E" calcext:value-type="string">
            <text:p>0x2E</text:p>
          </table:table-cell>
          <table:table-cell office:value-type="string" calcext:value-type="string">
            <text:p>abso</text:p>
          </table:table-cell>
          <table:table-cell table:formula="of:=LEFT(DEC2HEX([.C49];2);1)" office:value-type="string" office:string-value="2" calcext:value-type="string">
            <text:p>2</text:p>
          </table:table-cell>
          <table:table-cell table:formula="of:=RIGHT(DEC2HEX([.C4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7" calcext:value-type="float">
            <text:p>47</text:p>
          </table:table-cell>
          <table:table-cell table:formula="of:=CONCATENATE(&quot;0x&quot;;DEC2HEX([.C50];2))" office:value-type="string" office:string-value="0x2F" calcext:value-type="string">
            <text:p>0x2F</text:p>
          </table:table-cell>
          <table:table-cell office:value-type="string" calcext:value-type="string">
            <text:p>abso</text:p>
          </table:table-cell>
          <table:table-cell table:formula="of:=LEFT(DEC2HEX([.C50];2);1)" office:value-type="string" office:string-value="2" calcext:value-type="string">
            <text:p>2</text:p>
          </table:table-cell>
          <table:table-cell table:formula="of:=RIGHT(DEC2HEX([.C5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8" calcext:value-type="float">
            <text:p>48</text:p>
          </table:table-cell>
          <table:table-cell table:formula="of:=CONCATENATE(&quot;0x&quot;;DEC2HEX([.C51];2))" office:value-type="string" office:string-value="0x30" calcext:value-type="string">
            <text:p>0x30</text:p>
          </table:table-cell>
          <table:table-cell office:value-type="string" calcext:value-type="string">
            <text:p>rel</text:p>
          </table:table-cell>
          <table:table-cell table:formula="of:=LEFT(DEC2HEX([.C51];2);1)" office:value-type="string" office:string-value="3" calcext:value-type="string">
            <text:p>3</text:p>
          </table:table-cell>
          <table:table-cell table:formula="of:=RIGHT(DEC2HEX([.C5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49" calcext:value-type="float">
            <text:p>49</text:p>
          </table:table-cell>
          <table:table-cell table:formula="of:=CONCATENATE(&quot;0x&quot;;DEC2HEX([.C52];2))" office:value-type="string" office:string-value="0x31" calcext:value-type="string">
            <text:p>0x31</text:p>
          </table:table-cell>
          <table:table-cell office:value-type="string" calcext:value-type="string">
            <text:p>indy</text:p>
          </table:table-cell>
          <table:table-cell table:formula="of:=LEFT(DEC2HEX([.C52];2);1)" office:value-type="string" office:string-value="3" calcext:value-type="string">
            <text:p>3</text:p>
          </table:table-cell>
          <table:table-cell table:formula="of:=RIGHT(DEC2HEX([.C5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0" calcext:value-type="float">
            <text:p>50</text:p>
          </table:table-cell>
          <table:table-cell table:formula="of:=CONCATENATE(&quot;0x&quot;;DEC2HEX([.C53];2))" office:value-type="string" office:string-value="0x32" calcext:value-type="string">
            <text:p>0x32</text:p>
          </table:table-cell>
          <table:table-cell office:value-type="string" calcext:value-type="string">
            <text:p>imp</text:p>
          </table:table-cell>
          <table:table-cell table:formula="of:=LEFT(DEC2HEX([.C53];2);1)" office:value-type="string" office:string-value="3" calcext:value-type="string">
            <text:p>3</text:p>
          </table:table-cell>
          <table:table-cell table:formula="of:=RIGHT(DEC2HEX([.C5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1" calcext:value-type="float">
            <text:p>51</text:p>
          </table:table-cell>
          <table:table-cell table:formula="of:=CONCATENATE(&quot;0x&quot;;DEC2HEX([.C54];2))" office:value-type="string" office:string-value="0x33" calcext:value-type="string">
            <text:p>0x33</text:p>
          </table:table-cell>
          <table:table-cell office:value-type="string" calcext:value-type="string">
            <text:p>indy</text:p>
          </table:table-cell>
          <table:table-cell table:formula="of:=LEFT(DEC2HEX([.C54];2);1)" office:value-type="string" office:string-value="3" calcext:value-type="string">
            <text:p>3</text:p>
          </table:table-cell>
          <table:table-cell table:formula="of:=RIGHT(DEC2HEX([.C5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2" calcext:value-type="float">
            <text:p>52</text:p>
          </table:table-cell>
          <table:table-cell table:formula="of:=CONCATENATE(&quot;0x&quot;;DEC2HEX([.C55];2))" office:value-type="string" office:string-value="0x34" calcext:value-type="string">
            <text:p>0x34</text:p>
          </table:table-cell>
          <table:table-cell office:value-type="string" calcext:value-type="string">
            <text:p>zpx</text:p>
          </table:table-cell>
          <table:table-cell table:formula="of:=LEFT(DEC2HEX([.C55];2);1)" office:value-type="string" office:string-value="3" calcext:value-type="string">
            <text:p>3</text:p>
          </table:table-cell>
          <table:table-cell table:formula="of:=RIGHT(DEC2HEX([.C5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3" calcext:value-type="float">
            <text:p>53</text:p>
          </table:table-cell>
          <table:table-cell table:formula="of:=CONCATENATE(&quot;0x&quot;;DEC2HEX([.C56];2))" office:value-type="string" office:string-value="0x35" calcext:value-type="string">
            <text:p>0x35</text:p>
          </table:table-cell>
          <table:table-cell office:value-type="string" calcext:value-type="string">
            <text:p>zpx</text:p>
          </table:table-cell>
          <table:table-cell table:formula="of:=LEFT(DEC2HEX([.C56];2);1)" office:value-type="string" office:string-value="3" calcext:value-type="string">
            <text:p>3</text:p>
          </table:table-cell>
          <table:table-cell table:formula="of:=RIGHT(DEC2HEX([.C5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4" calcext:value-type="float">
            <text:p>54</text:p>
          </table:table-cell>
          <table:table-cell table:formula="of:=CONCATENATE(&quot;0x&quot;;DEC2HEX([.C57];2))" office:value-type="string" office:string-value="0x36" calcext:value-type="string">
            <text:p>0x36</text:p>
          </table:table-cell>
          <table:table-cell office:value-type="string" calcext:value-type="string">
            <text:p>zpx</text:p>
          </table:table-cell>
          <table:table-cell table:formula="of:=LEFT(DEC2HEX([.C57];2);1)" office:value-type="string" office:string-value="3" calcext:value-type="string">
            <text:p>3</text:p>
          </table:table-cell>
          <table:table-cell table:formula="of:=RIGHT(DEC2HEX([.C5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5" calcext:value-type="float">
            <text:p>55</text:p>
          </table:table-cell>
          <table:table-cell table:formula="of:=CONCATENATE(&quot;0x&quot;;DEC2HEX([.C58];2))" office:value-type="string" office:string-value="0x37" calcext:value-type="string">
            <text:p>0x37</text:p>
          </table:table-cell>
          <table:table-cell office:value-type="string" calcext:value-type="string">
            <text:p>zpx</text:p>
          </table:table-cell>
          <table:table-cell table:formula="of:=LEFT(DEC2HEX([.C58];2);1)" office:value-type="string" office:string-value="3" calcext:value-type="string">
            <text:p>3</text:p>
          </table:table-cell>
          <table:table-cell table:formula="of:=RIGHT(DEC2HEX([.C5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6" calcext:value-type="float">
            <text:p>56</text:p>
          </table:table-cell>
          <table:table-cell table:formula="of:=CONCATENATE(&quot;0x&quot;;DEC2HEX([.C59];2))" office:value-type="string" office:string-value="0x38" calcext:value-type="string">
            <text:p>0x38</text:p>
          </table:table-cell>
          <table:table-cell office:value-type="string" calcext:value-type="string">
            <text:p>imp</text:p>
          </table:table-cell>
          <table:table-cell table:formula="of:=LEFT(DEC2HEX([.C59];2);1)" office:value-type="string" office:string-value="3" calcext:value-type="string">
            <text:p>3</text:p>
          </table:table-cell>
          <table:table-cell table:formula="of:=RIGHT(DEC2HEX([.C5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7" calcext:value-type="float">
            <text:p>57</text:p>
          </table:table-cell>
          <table:table-cell table:formula="of:=CONCATENATE(&quot;0x&quot;;DEC2HEX([.C60];2))" office:value-type="string" office:string-value="0x39" calcext:value-type="string">
            <text:p>0x39</text:p>
          </table:table-cell>
          <table:table-cell office:value-type="string" calcext:value-type="string">
            <text:p>absy</text:p>
          </table:table-cell>
          <table:table-cell table:formula="of:=LEFT(DEC2HEX([.C60];2);1)" office:value-type="string" office:string-value="3" calcext:value-type="string">
            <text:p>3</text:p>
          </table:table-cell>
          <table:table-cell table:formula="of:=RIGHT(DEC2HEX([.C6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8" calcext:value-type="float">
            <text:p>58</text:p>
          </table:table-cell>
          <table:table-cell table:formula="of:=CONCATENATE(&quot;0x&quot;;DEC2HEX([.C61];2))" office:value-type="string" office:string-value="0x3A" calcext:value-type="string">
            <text:p>0x3A</text:p>
          </table:table-cell>
          <table:table-cell office:value-type="string" calcext:value-type="string">
            <text:p>imp</text:p>
          </table:table-cell>
          <table:table-cell table:formula="of:=LEFT(DEC2HEX([.C61];2);1)" office:value-type="string" office:string-value="3" calcext:value-type="string">
            <text:p>3</text:p>
          </table:table-cell>
          <table:table-cell table:formula="of:=RIGHT(DEC2HEX([.C6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59" calcext:value-type="float">
            <text:p>59</text:p>
          </table:table-cell>
          <table:table-cell table:formula="of:=CONCATENATE(&quot;0x&quot;;DEC2HEX([.C62];2))" office:value-type="string" office:string-value="0x3B" calcext:value-type="string">
            <text:p>0x3B</text:p>
          </table:table-cell>
          <table:table-cell office:value-type="string" calcext:value-type="string">
            <text:p>absy</text:p>
          </table:table-cell>
          <table:table-cell table:formula="of:=LEFT(DEC2HEX([.C62];2);1)" office:value-type="string" office:string-value="3" calcext:value-type="string">
            <text:p>3</text:p>
          </table:table-cell>
          <table:table-cell table:formula="of:=RIGHT(DEC2HEX([.C6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0" calcext:value-type="float">
            <text:p>60</text:p>
          </table:table-cell>
          <table:table-cell table:formula="of:=CONCATENATE(&quot;0x&quot;;DEC2HEX([.C63];2))" office:value-type="string" office:string-value="0x3C" calcext:value-type="string">
            <text:p>0x3C</text:p>
          </table:table-cell>
          <table:table-cell office:value-type="string" calcext:value-type="string">
            <text:p>absx</text:p>
          </table:table-cell>
          <table:table-cell table:formula="of:=LEFT(DEC2HEX([.C63];2);1)" office:value-type="string" office:string-value="3" calcext:value-type="string">
            <text:p>3</text:p>
          </table:table-cell>
          <table:table-cell table:formula="of:=RIGHT(DEC2HEX([.C6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1" calcext:value-type="float">
            <text:p>61</text:p>
          </table:table-cell>
          <table:table-cell table:formula="of:=CONCATENATE(&quot;0x&quot;;DEC2HEX([.C64];2))" office:value-type="string" office:string-value="0x3D" calcext:value-type="string">
            <text:p>0x3D</text:p>
          </table:table-cell>
          <table:table-cell office:value-type="string" calcext:value-type="string">
            <text:p>absx</text:p>
          </table:table-cell>
          <table:table-cell table:formula="of:=LEFT(DEC2HEX([.C64];2);1)" office:value-type="string" office:string-value="3" calcext:value-type="string">
            <text:p>3</text:p>
          </table:table-cell>
          <table:table-cell table:formula="of:=RIGHT(DEC2HEX([.C6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2" calcext:value-type="float">
            <text:p>62</text:p>
          </table:table-cell>
          <table:table-cell table:formula="of:=CONCATENATE(&quot;0x&quot;;DEC2HEX([.C65];2))" office:value-type="string" office:string-value="0x3E" calcext:value-type="string">
            <text:p>0x3E</text:p>
          </table:table-cell>
          <table:table-cell office:value-type="string" calcext:value-type="string">
            <text:p>absx</text:p>
          </table:table-cell>
          <table:table-cell table:formula="of:=LEFT(DEC2HEX([.C65];2);1)" office:value-type="string" office:string-value="3" calcext:value-type="string">
            <text:p>3</text:p>
          </table:table-cell>
          <table:table-cell table:formula="of:=RIGHT(DEC2HEX([.C6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l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3" calcext:value-type="float">
            <text:p>63</text:p>
          </table:table-cell>
          <table:table-cell table:formula="of:=CONCATENATE(&quot;0x&quot;;DEC2HEX([.C66];2))" office:value-type="string" office:string-value="0x3F" calcext:value-type="string">
            <text:p>0x3F</text:p>
          </table:table-cell>
          <table:table-cell office:value-type="string" calcext:value-type="string">
            <text:p>absx</text:p>
          </table:table-cell>
          <table:table-cell table:formula="of:=LEFT(DEC2HEX([.C66];2);1)" office:value-type="string" office:string-value="3" calcext:value-type="string">
            <text:p>3</text:p>
          </table:table-cell>
          <table:table-cell table:formula="of:=RIGHT(DEC2HEX([.C6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4" calcext:value-type="float">
            <text:p>64</text:p>
          </table:table-cell>
          <table:table-cell table:formula="of:=CONCATENATE(&quot;0x&quot;;DEC2HEX([.C67];2))" office:value-type="string" office:string-value="0x40" calcext:value-type="string">
            <text:p>0x40</text:p>
          </table:table-cell>
          <table:table-cell office:value-type="string" calcext:value-type="string">
            <text:p>imp</text:p>
          </table:table-cell>
          <table:table-cell table:formula="of:=LEFT(DEC2HEX([.C67];2);1)" office:value-type="string" office:string-value="4" calcext:value-type="string">
            <text:p>4</text:p>
          </table:table-cell>
          <table:table-cell table:formula="of:=RIGHT(DEC2HEX([.C67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5" calcext:value-type="float">
            <text:p>65</text:p>
          </table:table-cell>
          <table:table-cell table:formula="of:=CONCATENATE(&quot;0x&quot;;DEC2HEX([.C68];2))" office:value-type="string" office:string-value="0x41" calcext:value-type="string">
            <text:p>0x41</text:p>
          </table:table-cell>
          <table:table-cell office:value-type="string" calcext:value-type="string">
            <text:p>indx</text:p>
          </table:table-cell>
          <table:table-cell table:formula="of:=LEFT(DEC2HEX([.C68];2);1)" office:value-type="string" office:string-value="4" calcext:value-type="string">
            <text:p>4</text:p>
          </table:table-cell>
          <table:table-cell table:formula="of:=RIGHT(DEC2HEX([.C6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6" calcext:value-type="float">
            <text:p>66</text:p>
          </table:table-cell>
          <table:table-cell table:formula="of:=CONCATENATE(&quot;0x&quot;;DEC2HEX([.C69];2))" office:value-type="string" office:string-value="0x42" calcext:value-type="string">
            <text:p>0x42</text:p>
          </table:table-cell>
          <table:table-cell office:value-type="string" calcext:value-type="string">
            <text:p>imp</text:p>
          </table:table-cell>
          <table:table-cell table:formula="of:=LEFT(DEC2HEX([.C69];2);1)" office:value-type="string" office:string-value="4" calcext:value-type="string">
            <text:p>4</text:p>
          </table:table-cell>
          <table:table-cell table:formula="of:=RIGHT(DEC2HEX([.C6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7" calcext:value-type="float">
            <text:p>67</text:p>
          </table:table-cell>
          <table:table-cell table:formula="of:=CONCATENATE(&quot;0x&quot;;DEC2HEX([.C70];2))" office:value-type="string" office:string-value="0x43" calcext:value-type="string">
            <text:p>0x43</text:p>
          </table:table-cell>
          <table:table-cell office:value-type="string" calcext:value-type="string">
            <text:p>indx</text:p>
          </table:table-cell>
          <table:table-cell table:formula="of:=LEFT(DEC2HEX([.C70];2);1)" office:value-type="string" office:string-value="4" calcext:value-type="string">
            <text:p>4</text:p>
          </table:table-cell>
          <table:table-cell table:formula="of:=RIGHT(DEC2HEX([.C7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table:formula="of:=CONCATENATE(&quot;0x&quot;;DEC2HEX([.C71];2))" office:value-type="string" office:string-value="0x44" calcext:value-type="string">
            <text:p>0x44</text:p>
          </table:table-cell>
          <table:table-cell office:value-type="string" calcext:value-type="string">
            <text:p>zp</text:p>
          </table:table-cell>
          <table:table-cell table:formula="of:=LEFT(DEC2HEX([.C71];2);1)" office:value-type="string" office:string-value="4" calcext:value-type="string">
            <text:p>4</text:p>
          </table:table-cell>
          <table:table-cell table:formula="of:=RIGHT(DEC2HEX([.C7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69" calcext:value-type="float">
            <text:p>69</text:p>
          </table:table-cell>
          <table:table-cell table:formula="of:=CONCATENATE(&quot;0x&quot;;DEC2HEX([.C72];2))" office:value-type="string" office:string-value="0x45" calcext:value-type="string">
            <text:p>0x45</text:p>
          </table:table-cell>
          <table:table-cell office:value-type="string" calcext:value-type="string">
            <text:p>zp</text:p>
          </table:table-cell>
          <table:table-cell table:formula="of:=LEFT(DEC2HEX([.C72];2);1)" office:value-type="string" office:string-value="4" calcext:value-type="string">
            <text:p>4</text:p>
          </table:table-cell>
          <table:table-cell table:formula="of:=RIGHT(DEC2HEX([.C7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0" calcext:value-type="float">
            <text:p>70</text:p>
          </table:table-cell>
          <table:table-cell table:formula="of:=CONCATENATE(&quot;0x&quot;;DEC2HEX([.C73];2))" office:value-type="string" office:string-value="0x46" calcext:value-type="string">
            <text:p>0x46</text:p>
          </table:table-cell>
          <table:table-cell office:value-type="string" calcext:value-type="string">
            <text:p>zp</text:p>
          </table:table-cell>
          <table:table-cell table:formula="of:=LEFT(DEC2HEX([.C73];2);1)" office:value-type="string" office:string-value="4" calcext:value-type="string">
            <text:p>4</text:p>
          </table:table-cell>
          <table:table-cell table:formula="of:=RIGHT(DEC2HEX([.C7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1" calcext:value-type="float">
            <text:p>71</text:p>
          </table:table-cell>
          <table:table-cell table:formula="of:=CONCATENATE(&quot;0x&quot;;DEC2HEX([.C74];2))" office:value-type="string" office:string-value="0x47" calcext:value-type="string">
            <text:p>0x47</text:p>
          </table:table-cell>
          <table:table-cell office:value-type="string" calcext:value-type="string">
            <text:p>zp</text:p>
          </table:table-cell>
          <table:table-cell table:formula="of:=LEFT(DEC2HEX([.C74];2);1)" office:value-type="string" office:string-value="4" calcext:value-type="string">
            <text:p>4</text:p>
          </table:table-cell>
          <table:table-cell table:formula="of:=RIGHT(DEC2HEX([.C7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2" calcext:value-type="float">
            <text:p>72</text:p>
          </table:table-cell>
          <table:table-cell table:formula="of:=CONCATENATE(&quot;0x&quot;;DEC2HEX([.C75];2))" office:value-type="string" office:string-value="0x48" calcext:value-type="string">
            <text:p>0x48</text:p>
          </table:table-cell>
          <table:table-cell office:value-type="string" calcext:value-type="string">
            <text:p>imp</text:p>
          </table:table-cell>
          <table:table-cell table:formula="of:=LEFT(DEC2HEX([.C75];2);1)" office:value-type="string" office:string-value="4" calcext:value-type="string">
            <text:p>4</text:p>
          </table:table-cell>
          <table:table-cell table:formula="of:=RIGHT(DEC2HEX([.C75];2);1)" office:value-type="string" office:string-value="8" calcext:value-type="string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h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3" calcext:value-type="float">
            <text:p>73</text:p>
          </table:table-cell>
          <table:table-cell table:formula="of:=CONCATENATE(&quot;0x&quot;;DEC2HEX([.C76];2))" office:value-type="string" office:string-value="0x49" calcext:value-type="string">
            <text:p>0x49</text:p>
          </table:table-cell>
          <table:table-cell office:value-type="string" calcext:value-type="string">
            <text:p>imm</text:p>
          </table:table-cell>
          <table:table-cell table:formula="of:=LEFT(DEC2HEX([.C76];2);1)" office:value-type="string" office:string-value="4" calcext:value-type="string">
            <text:p>4</text:p>
          </table:table-cell>
          <table:table-cell table:formula="of:=RIGHT(DEC2HEX([.C7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4" calcext:value-type="float">
            <text:p>74</text:p>
          </table:table-cell>
          <table:table-cell table:formula="of:=CONCATENATE(&quot;0x&quot;;DEC2HEX([.C77];2))" office:value-type="string" office:string-value="0x4A" calcext:value-type="string">
            <text:p>0x4A</text:p>
          </table:table-cell>
          <table:table-cell office:value-type="string" calcext:value-type="string">
            <text:p>acc</text:p>
          </table:table-cell>
          <table:table-cell table:formula="of:=LEFT(DEC2HEX([.C77];2);1)" office:value-type="string" office:string-value="4" calcext:value-type="string">
            <text:p>4</text:p>
          </table:table-cell>
          <table:table-cell table:formula="of:=RIGHT(DEC2HEX([.C7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5" calcext:value-type="float">
            <text:p>75</text:p>
          </table:table-cell>
          <table:table-cell table:formula="of:=CONCATENATE(&quot;0x&quot;;DEC2HEX([.C78];2))" office:value-type="string" office:string-value="0x4B" calcext:value-type="string">
            <text:p>0x4B</text:p>
          </table:table-cell>
          <table:table-cell office:value-type="string" calcext:value-type="string">
            <text:p>imm</text:p>
          </table:table-cell>
          <table:table-cell table:formula="of:=LEFT(DEC2HEX([.C78];2);1)" office:value-type="string" office:string-value="4" calcext:value-type="string">
            <text:p>4</text:p>
          </table:table-cell>
          <table:table-cell table:formula="of:=RIGHT(DEC2HEX([.C7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6" calcext:value-type="float">
            <text:p>76</text:p>
          </table:table-cell>
          <table:table-cell table:formula="of:=CONCATENATE(&quot;0x&quot;;DEC2HEX([.C79];2))" office:value-type="string" office:string-value="0x4C" calcext:value-type="string">
            <text:p>0x4C</text:p>
          </table:table-cell>
          <table:table-cell office:value-type="string" calcext:value-type="string">
            <text:p>abso</text:p>
          </table:table-cell>
          <table:table-cell table:formula="of:=LEFT(DEC2HEX([.C79];2);1)" office:value-type="string" office:string-value="4" calcext:value-type="string">
            <text:p>4</text:p>
          </table:table-cell>
          <table:table-cell table:formula="of:=RIGHT(DEC2HEX([.C79];2);1)"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7" calcext:value-type="float">
            <text:p>77</text:p>
          </table:table-cell>
          <table:table-cell table:formula="of:=CONCATENATE(&quot;0x&quot;;DEC2HEX([.C80];2))" office:value-type="string" office:string-value="0x4D" calcext:value-type="string">
            <text:p>0x4D</text:p>
          </table:table-cell>
          <table:table-cell office:value-type="string" calcext:value-type="string">
            <text:p>abso</text:p>
          </table:table-cell>
          <table:table-cell table:formula="of:=LEFT(DEC2HEX([.C80];2);1)" office:value-type="string" office:string-value="4" calcext:value-type="string">
            <text:p>4</text:p>
          </table:table-cell>
          <table:table-cell table:formula="of:=RIGHT(DEC2HEX([.C8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8" calcext:value-type="float">
            <text:p>78</text:p>
          </table:table-cell>
          <table:table-cell table:formula="of:=CONCATENATE(&quot;0x&quot;;DEC2HEX([.C81];2))" office:value-type="string" office:string-value="0x4E" calcext:value-type="string">
            <text:p>0x4E</text:p>
          </table:table-cell>
          <table:table-cell office:value-type="string" calcext:value-type="string">
            <text:p>abso</text:p>
          </table:table-cell>
          <table:table-cell table:formula="of:=LEFT(DEC2HEX([.C81];2);1)" office:value-type="string" office:string-value="4" calcext:value-type="string">
            <text:p>4</text:p>
          </table:table-cell>
          <table:table-cell table:formula="of:=RIGHT(DEC2HEX([.C8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79" calcext:value-type="float">
            <text:p>79</text:p>
          </table:table-cell>
          <table:table-cell table:formula="of:=CONCATENATE(&quot;0x&quot;;DEC2HEX([.C82];2))" office:value-type="string" office:string-value="0x4F" calcext:value-type="string">
            <text:p>0x4F</text:p>
          </table:table-cell>
          <table:table-cell office:value-type="string" calcext:value-type="string">
            <text:p>abso</text:p>
          </table:table-cell>
          <table:table-cell table:formula="of:=LEFT(DEC2HEX([.C82];2);1)" office:value-type="string" office:string-value="4" calcext:value-type="string">
            <text:p>4</text:p>
          </table:table-cell>
          <table:table-cell table:formula="of:=RIGHT(DEC2HEX([.C8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0" calcext:value-type="float">
            <text:p>80</text:p>
          </table:table-cell>
          <table:table-cell table:formula="of:=CONCATENATE(&quot;0x&quot;;DEC2HEX([.C83];2))" office:value-type="string" office:string-value="0x50" calcext:value-type="string">
            <text:p>0x50</text:p>
          </table:table-cell>
          <table:table-cell office:value-type="string" calcext:value-type="string">
            <text:p>rel</text:p>
          </table:table-cell>
          <table:table-cell table:formula="of:=LEFT(DEC2HEX([.C83];2);1)" office:value-type="string" office:string-value="5" calcext:value-type="string">
            <text:p>5</text:p>
          </table:table-cell>
          <table:table-cell table:formula="of:=RIGHT(DEC2HEX([.C8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1" calcext:value-type="float">
            <text:p>81</text:p>
          </table:table-cell>
          <table:table-cell table:formula="of:=CONCATENATE(&quot;0x&quot;;DEC2HEX([.C84];2))" office:value-type="string" office:string-value="0x51" calcext:value-type="string">
            <text:p>0x51</text:p>
          </table:table-cell>
          <table:table-cell office:value-type="string" calcext:value-type="string">
            <text:p>indy</text:p>
          </table:table-cell>
          <table:table-cell table:formula="of:=LEFT(DEC2HEX([.C84];2);1)" office:value-type="string" office:string-value="5" calcext:value-type="string">
            <text:p>5</text:p>
          </table:table-cell>
          <table:table-cell table:formula="of:=RIGHT(DEC2HEX([.C8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2" calcext:value-type="float">
            <text:p>82</text:p>
          </table:table-cell>
          <table:table-cell table:formula="of:=CONCATENATE(&quot;0x&quot;;DEC2HEX([.C85];2))" office:value-type="string" office:string-value="0x52" calcext:value-type="string">
            <text:p>0x52</text:p>
          </table:table-cell>
          <table:table-cell office:value-type="string" calcext:value-type="string">
            <text:p>imp</text:p>
          </table:table-cell>
          <table:table-cell table:formula="of:=LEFT(DEC2HEX([.C85];2);1)" office:value-type="string" office:string-value="5" calcext:value-type="string">
            <text:p>5</text:p>
          </table:table-cell>
          <table:table-cell table:formula="of:=RIGHT(DEC2HEX([.C8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3" calcext:value-type="float">
            <text:p>83</text:p>
          </table:table-cell>
          <table:table-cell table:formula="of:=CONCATENATE(&quot;0x&quot;;DEC2HEX([.C86];2))" office:value-type="string" office:string-value="0x53" calcext:value-type="string">
            <text:p>0x53</text:p>
          </table:table-cell>
          <table:table-cell office:value-type="string" calcext:value-type="string">
            <text:p>indy</text:p>
          </table:table-cell>
          <table:table-cell table:formula="of:=LEFT(DEC2HEX([.C86];2);1)" office:value-type="string" office:string-value="5" calcext:value-type="string">
            <text:p>5</text:p>
          </table:table-cell>
          <table:table-cell table:formula="of:=RIGHT(DEC2HEX([.C8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4" calcext:value-type="float">
            <text:p>84</text:p>
          </table:table-cell>
          <table:table-cell table:formula="of:=CONCATENATE(&quot;0x&quot;;DEC2HEX([.C87];2))" office:value-type="string" office:string-value="0x54" calcext:value-type="string">
            <text:p>0x54</text:p>
          </table:table-cell>
          <table:table-cell office:value-type="string" calcext:value-type="string">
            <text:p>zpx</text:p>
          </table:table-cell>
          <table:table-cell table:formula="of:=LEFT(DEC2HEX([.C87];2);1)" office:value-type="string" office:string-value="5" calcext:value-type="string">
            <text:p>5</text:p>
          </table:table-cell>
          <table:table-cell table:formula="of:=RIGHT(DEC2HEX([.C8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5" calcext:value-type="float">
            <text:p>85</text:p>
          </table:table-cell>
          <table:table-cell table:formula="of:=CONCATENATE(&quot;0x&quot;;DEC2HEX([.C88];2))" office:value-type="string" office:string-value="0x55" calcext:value-type="string">
            <text:p>0x55</text:p>
          </table:table-cell>
          <table:table-cell office:value-type="string" calcext:value-type="string">
            <text:p>zpx</text:p>
          </table:table-cell>
          <table:table-cell table:formula="of:=LEFT(DEC2HEX([.C88];2);1)" office:value-type="string" office:string-value="5" calcext:value-type="string">
            <text:p>5</text:p>
          </table:table-cell>
          <table:table-cell table:formula="of:=RIGHT(DEC2HEX([.C8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6" calcext:value-type="float">
            <text:p>86</text:p>
          </table:table-cell>
          <table:table-cell table:formula="of:=CONCATENATE(&quot;0x&quot;;DEC2HEX([.C89];2))" office:value-type="string" office:string-value="0x56" calcext:value-type="string">
            <text:p>0x56</text:p>
          </table:table-cell>
          <table:table-cell office:value-type="string" calcext:value-type="string">
            <text:p>zpx</text:p>
          </table:table-cell>
          <table:table-cell table:formula="of:=LEFT(DEC2HEX([.C89];2);1)" office:value-type="string" office:string-value="5" calcext:value-type="string">
            <text:p>5</text:p>
          </table:table-cell>
          <table:table-cell table:formula="of:=RIGHT(DEC2HEX([.C8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7" calcext:value-type="float">
            <text:p>87</text:p>
          </table:table-cell>
          <table:table-cell table:formula="of:=CONCATENATE(&quot;0x&quot;;DEC2HEX([.C90];2))" office:value-type="string" office:string-value="0x57" calcext:value-type="string">
            <text:p>0x57</text:p>
          </table:table-cell>
          <table:table-cell office:value-type="string" calcext:value-type="string">
            <text:p>zpx</text:p>
          </table:table-cell>
          <table:table-cell table:formula="of:=LEFT(DEC2HEX([.C90];2);1)" office:value-type="string" office:string-value="5" calcext:value-type="string">
            <text:p>5</text:p>
          </table:table-cell>
          <table:table-cell table:formula="of:=RIGHT(DEC2HEX([.C9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8" calcext:value-type="float">
            <text:p>88</text:p>
          </table:table-cell>
          <table:table-cell table:formula="of:=CONCATENATE(&quot;0x&quot;;DEC2HEX([.C91];2))" office:value-type="string" office:string-value="0x58" calcext:value-type="string">
            <text:p>0x58</text:p>
          </table:table-cell>
          <table:table-cell office:value-type="string" calcext:value-type="string">
            <text:p>imp</text:p>
          </table:table-cell>
          <table:table-cell table:formula="of:=LEFT(DEC2HEX([.C91];2);1)" office:value-type="string" office:string-value="5" calcext:value-type="string">
            <text:p>5</text:p>
          </table:table-cell>
          <table:table-cell table:formula="of:=RIGHT(DEC2HEX([.C9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89" calcext:value-type="float">
            <text:p>89</text:p>
          </table:table-cell>
          <table:table-cell table:formula="of:=CONCATENATE(&quot;0x&quot;;DEC2HEX([.C92];2))" office:value-type="string" office:string-value="0x59" calcext:value-type="string">
            <text:p>0x59</text:p>
          </table:table-cell>
          <table:table-cell office:value-type="string" calcext:value-type="string">
            <text:p>absy</text:p>
          </table:table-cell>
          <table:table-cell table:formula="of:=LEFT(DEC2HEX([.C92];2);1)" office:value-type="string" office:string-value="5" calcext:value-type="string">
            <text:p>5</text:p>
          </table:table-cell>
          <table:table-cell table:formula="of:=RIGHT(DEC2HEX([.C9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0" calcext:value-type="float">
            <text:p>90</text:p>
          </table:table-cell>
          <table:table-cell table:formula="of:=CONCATENATE(&quot;0x&quot;;DEC2HEX([.C93];2))" office:value-type="string" office:string-value="0x5A" calcext:value-type="string">
            <text:p>0x5A</text:p>
          </table:table-cell>
          <table:table-cell office:value-type="string" calcext:value-type="string">
            <text:p>imp</text:p>
          </table:table-cell>
          <table:table-cell table:formula="of:=LEFT(DEC2HEX([.C93];2);1)" office:value-type="string" office:string-value="5" calcext:value-type="string">
            <text:p>5</text:p>
          </table:table-cell>
          <table:table-cell table:formula="of:=RIGHT(DEC2HEX([.C9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1" calcext:value-type="float">
            <text:p>91</text:p>
          </table:table-cell>
          <table:table-cell table:formula="of:=CONCATENATE(&quot;0x&quot;;DEC2HEX([.C94];2))" office:value-type="string" office:string-value="0x5B" calcext:value-type="string">
            <text:p>0x5B</text:p>
          </table:table-cell>
          <table:table-cell office:value-type="string" calcext:value-type="string">
            <text:p>absy</text:p>
          </table:table-cell>
          <table:table-cell table:formula="of:=LEFT(DEC2HEX([.C94];2);1)" office:value-type="string" office:string-value="5" calcext:value-type="string">
            <text:p>5</text:p>
          </table:table-cell>
          <table:table-cell table:formula="of:=RIGHT(DEC2HEX([.C9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2" calcext:value-type="float">
            <text:p>92</text:p>
          </table:table-cell>
          <table:table-cell table:formula="of:=CONCATENATE(&quot;0x&quot;;DEC2HEX([.C95];2))" office:value-type="string" office:string-value="0x5C" calcext:value-type="string">
            <text:p>0x5C</text:p>
          </table:table-cell>
          <table:table-cell office:value-type="string" calcext:value-type="string">
            <text:p>absx</text:p>
          </table:table-cell>
          <table:table-cell table:formula="of:=LEFT(DEC2HEX([.C95];2);1)" office:value-type="string" office:string-value="5" calcext:value-type="string">
            <text:p>5</text:p>
          </table:table-cell>
          <table:table-cell table:formula="of:=RIGHT(DEC2HEX([.C9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3" calcext:value-type="float">
            <text:p>93</text:p>
          </table:table-cell>
          <table:table-cell table:formula="of:=CONCATENATE(&quot;0x&quot;;DEC2HEX([.C96];2))" office:value-type="string" office:string-value="0x5D" calcext:value-type="string">
            <text:p>0x5D</text:p>
          </table:table-cell>
          <table:table-cell office:value-type="string" calcext:value-type="string">
            <text:p>absx</text:p>
          </table:table-cell>
          <table:table-cell table:formula="of:=LEFT(DEC2HEX([.C96];2);1)" office:value-type="string" office:string-value="5" calcext:value-type="string">
            <text:p>5</text:p>
          </table:table-cell>
          <table:table-cell table:formula="of:=RIGHT(DEC2HEX([.C9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4" calcext:value-type="float">
            <text:p>94</text:p>
          </table:table-cell>
          <table:table-cell table:formula="of:=CONCATENATE(&quot;0x&quot;;DEC2HEX([.C97];2))" office:value-type="string" office:string-value="0x5E" calcext:value-type="string">
            <text:p>0x5E</text:p>
          </table:table-cell>
          <table:table-cell office:value-type="string" calcext:value-type="string">
            <text:p>absx</text:p>
          </table:table-cell>
          <table:table-cell table:formula="of:=LEFT(DEC2HEX([.C97];2);1)" office:value-type="string" office:string-value="5" calcext:value-type="string">
            <text:p>5</text:p>
          </table:table-cell>
          <table:table-cell table:formula="of:=RIGHT(DEC2HEX([.C9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s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5" calcext:value-type="float">
            <text:p>95</text:p>
          </table:table-cell>
          <table:table-cell table:formula="of:=CONCATENATE(&quot;0x&quot;;DEC2HEX([.C98];2))" office:value-type="string" office:string-value="0x5F" calcext:value-type="string">
            <text:p>0x5F</text:p>
          </table:table-cell>
          <table:table-cell office:value-type="string" calcext:value-type="string">
            <text:p>absx</text:p>
          </table:table-cell>
          <table:table-cell table:formula="of:=LEFT(DEC2HEX([.C98];2);1)" office:value-type="string" office:string-value="5" calcext:value-type="string">
            <text:p>5</text:p>
          </table:table-cell>
          <table:table-cell table:formula="of:=RIGHT(DEC2HEX([.C9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r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6" calcext:value-type="float">
            <text:p>96</text:p>
          </table:table-cell>
          <table:table-cell table:formula="of:=CONCATENATE(&quot;0x&quot;;DEC2HEX([.C99];2))" office:value-type="string" office:string-value="0x60" calcext:value-type="string">
            <text:p>0x60</text:p>
          </table:table-cell>
          <table:table-cell office:value-type="string" calcext:value-type="string">
            <text:p>imp</text:p>
          </table:table-cell>
          <table:table-cell table:formula="of:=LEFT(DEC2HEX([.C99];2);1)" office:value-type="string" office:string-value="6" calcext:value-type="string">
            <text:p>6</text:p>
          </table:table-cell>
          <table:table-cell table:formula="of:=RIGHT(DEC2HEX([.C99];2);1)" office:value-type="string" office:string-value="0" calcext:value-type="string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ts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7" calcext:value-type="float">
            <text:p>97</text:p>
          </table:table-cell>
          <table:table-cell table:formula="of:=CONCATENATE(&quot;0x&quot;;DEC2HEX([.C100];2))" office:value-type="string" office:string-value="0x61" calcext:value-type="string">
            <text:p>0x61</text:p>
          </table:table-cell>
          <table:table-cell office:value-type="string" calcext:value-type="string">
            <text:p>indx</text:p>
          </table:table-cell>
          <table:table-cell table:formula="of:=LEFT(DEC2HEX([.C100];2);1)" office:value-type="string" office:string-value="6" calcext:value-type="string">
            <text:p>6</text:p>
          </table:table-cell>
          <table:table-cell table:formula="of:=RIGHT(DEC2HEX([.C100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8" calcext:value-type="float">
            <text:p>98</text:p>
          </table:table-cell>
          <table:table-cell table:formula="of:=CONCATENATE(&quot;0x&quot;;DEC2HEX([.C101];2))" office:value-type="string" office:string-value="0x62" calcext:value-type="string">
            <text:p>0x62</text:p>
          </table:table-cell>
          <table:table-cell office:value-type="string" calcext:value-type="string">
            <text:p>imp</text:p>
          </table:table-cell>
          <table:table-cell table:formula="of:=LEFT(DEC2HEX([.C101];2);1)" office:value-type="string" office:string-value="6" calcext:value-type="string">
            <text:p>6</text:p>
          </table:table-cell>
          <table:table-cell table:formula="of:=RIGHT(DEC2HEX([.C10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99" calcext:value-type="float">
            <text:p>99</text:p>
          </table:table-cell>
          <table:table-cell table:formula="of:=CONCATENATE(&quot;0x&quot;;DEC2HEX([.C102];2))" office:value-type="string" office:string-value="0x63" calcext:value-type="string">
            <text:p>0x63</text:p>
          </table:table-cell>
          <table:table-cell office:value-type="string" calcext:value-type="string">
            <text:p>indx</text:p>
          </table:table-cell>
          <table:table-cell table:formula="of:=LEFT(DEC2HEX([.C102];2);1)" office:value-type="string" office:string-value="6" calcext:value-type="string">
            <text:p>6</text:p>
          </table:table-cell>
          <table:table-cell table:formula="of:=RIGHT(DEC2HEX([.C102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0" calcext:value-type="float">
            <text:p>100</text:p>
          </table:table-cell>
          <table:table-cell table:formula="of:=CONCATENATE(&quot;0x&quot;;DEC2HEX([.C103];2))" office:value-type="string" office:string-value="0x64" calcext:value-type="string">
            <text:p>0x64</text:p>
          </table:table-cell>
          <table:table-cell office:value-type="string" calcext:value-type="string">
            <text:p>zp</text:p>
          </table:table-cell>
          <table:table-cell table:formula="of:=LEFT(DEC2HEX([.C103];2);1)" office:value-type="string" office:string-value="6" calcext:value-type="string">
            <text:p>6</text:p>
          </table:table-cell>
          <table:table-cell table:formula="of:=RIGHT(DEC2HEX([.C103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1" calcext:value-type="float">
            <text:p>101</text:p>
          </table:table-cell>
          <table:table-cell table:formula="of:=CONCATENATE(&quot;0x&quot;;DEC2HEX([.C104];2))" office:value-type="string" office:string-value="0x65" calcext:value-type="string">
            <text:p>0x65</text:p>
          </table:table-cell>
          <table:table-cell office:value-type="string" calcext:value-type="string">
            <text:p>zp</text:p>
          </table:table-cell>
          <table:table-cell table:formula="of:=LEFT(DEC2HEX([.C104];2);1)" office:value-type="string" office:string-value="6" calcext:value-type="string">
            <text:p>6</text:p>
          </table:table-cell>
          <table:table-cell table:formula="of:=RIGHT(DEC2HEX([.C104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2" calcext:value-type="float">
            <text:p>102</text:p>
          </table:table-cell>
          <table:table-cell table:formula="of:=CONCATENATE(&quot;0x&quot;;DEC2HEX([.C105];2))" office:value-type="string" office:string-value="0x66" calcext:value-type="string">
            <text:p>0x66</text:p>
          </table:table-cell>
          <table:table-cell office:value-type="string" calcext:value-type="string">
            <text:p>zp</text:p>
          </table:table-cell>
          <table:table-cell table:formula="of:=LEFT(DEC2HEX([.C105];2);1)" office:value-type="string" office:string-value="6" calcext:value-type="string">
            <text:p>6</text:p>
          </table:table-cell>
          <table:table-cell table:formula="of:=RIGHT(DEC2HEX([.C105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3" calcext:value-type="float">
            <text:p>103</text:p>
          </table:table-cell>
          <table:table-cell table:formula="of:=CONCATENATE(&quot;0x&quot;;DEC2HEX([.C106];2))" office:value-type="string" office:string-value="0x67" calcext:value-type="string">
            <text:p>0x67</text:p>
          </table:table-cell>
          <table:table-cell office:value-type="string" calcext:value-type="string">
            <text:p>zp</text:p>
          </table:table-cell>
          <table:table-cell table:formula="of:=LEFT(DEC2HEX([.C106];2);1)" office:value-type="string" office:string-value="6" calcext:value-type="string">
            <text:p>6</text:p>
          </table:table-cell>
          <table:table-cell table:formula="of:=RIGHT(DEC2HEX([.C106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4" calcext:value-type="float">
            <text:p>104</text:p>
          </table:table-cell>
          <table:table-cell table:formula="of:=CONCATENATE(&quot;0x&quot;;DEC2HEX([.C107];2))" office:value-type="string" office:string-value="0x68" calcext:value-type="string">
            <text:p>0x68</text:p>
          </table:table-cell>
          <table:table-cell office:value-type="string" calcext:value-type="string">
            <text:p>imp</text:p>
          </table:table-cell>
          <table:table-cell table:formula="of:=LEFT(DEC2HEX([.C107];2);1)" office:value-type="string" office:string-value="6" calcext:value-type="string">
            <text:p>6</text:p>
          </table:table-cell>
          <table:table-cell table:formula="of:=RIGHT(DEC2HEX([.C107];2);1)" office:value-type="string" office:string-value="8" calcext:value-type="string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5" calcext:value-type="float">
            <text:p>105</text:p>
          </table:table-cell>
          <table:table-cell table:formula="of:=CONCATENATE(&quot;0x&quot;;DEC2HEX([.C108];2))" office:value-type="string" office:string-value="0x69" calcext:value-type="string">
            <text:p>0x69</text:p>
          </table:table-cell>
          <table:table-cell office:value-type="string" calcext:value-type="string">
            <text:p>imm</text:p>
          </table:table-cell>
          <table:table-cell table:formula="of:=LEFT(DEC2HEX([.C108];2);1)" office:value-type="string" office:string-value="6" calcext:value-type="string">
            <text:p>6</text:p>
          </table:table-cell>
          <table:table-cell table:formula="of:=RIGHT(DEC2HEX([.C108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6" calcext:value-type="float">
            <text:p>106</text:p>
          </table:table-cell>
          <table:table-cell table:formula="of:=CONCATENATE(&quot;0x&quot;;DEC2HEX([.C109];2))" office:value-type="string" office:string-value="0x6A" calcext:value-type="string">
            <text:p>0x6A</text:p>
          </table:table-cell>
          <table:table-cell office:value-type="string" calcext:value-type="string">
            <text:p>acc</text:p>
          </table:table-cell>
          <table:table-cell table:formula="of:=LEFT(DEC2HEX([.C109];2);1)" office:value-type="string" office:string-value="6" calcext:value-type="string">
            <text:p>6</text:p>
          </table:table-cell>
          <table:table-cell table:formula="of:=RIGHT(DEC2HEX([.C10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07" calcext:value-type="float">
            <text:p>107</text:p>
          </table:table-cell>
          <table:table-cell table:formula="of:=CONCATENATE(&quot;0x&quot;;DEC2HEX([.C110];2))" office:value-type="string" office:string-value="0x6B" calcext:value-type="string">
            <text:p>0x6B</text:p>
          </table:table-cell>
          <table:table-cell office:value-type="string" calcext:value-type="string">
            <text:p>imm</text:p>
          </table:table-cell>
          <table:table-cell table:formula="of:=LEFT(DEC2HEX([.C110];2);1)" office:value-type="string" office:string-value="6" calcext:value-type="string">
            <text:p>6</text:p>
          </table:table-cell>
          <table:table-cell table:formula="of:=RIGHT(DEC2HEX([.C110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08" calcext:value-type="float">
            <text:p>108</text:p>
          </table:table-cell>
          <table:table-cell table:formula="of:=CONCATENATE(&quot;0x&quot;;DEC2HEX([.C111];2))" office:value-type="string" office:string-value="0x6C" calcext:value-type="string">
            <text:p>0x6C</text:p>
          </table:table-cell>
          <table:table-cell office:value-type="string" calcext:value-type="string">
            <text:p>ind</text:p>
          </table:table-cell>
          <table:table-cell table:formula="of:=LEFT(DEC2HEX([.C111];2);1)" office:value-type="string" office:string-value="6" calcext:value-type="string">
            <text:p>6</text:p>
          </table:table-cell>
          <table:table-cell table:formula="of:=RIGHT(DEC2HEX([.C111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mp</text:p>
          </table:table-cell>
        </table:table-row>
        <table:table-row table:style-name="ro2">
          <table:table-cell table:number-columns-repeated="2"/>
          <table:table-cell office:value-type="float" office:value="109" calcext:value-type="float">
            <text:p>109</text:p>
          </table:table-cell>
          <table:table-cell table:formula="of:=CONCATENATE(&quot;0x&quot;;DEC2HEX([.C112];2))" office:value-type="string" office:string-value="0x6D" calcext:value-type="string">
            <text:p>0x6D</text:p>
          </table:table-cell>
          <table:table-cell office:value-type="string" calcext:value-type="string">
            <text:p>abso</text:p>
          </table:table-cell>
          <table:table-cell table:formula="of:=LEFT(DEC2HEX([.C112];2);1)" office:value-type="string" office:string-value="6" calcext:value-type="string">
            <text:p>6</text:p>
          </table:table-cell>
          <table:table-cell table:formula="of:=RIGHT(DEC2HEX([.C11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0" calcext:value-type="float">
            <text:p>110</text:p>
          </table:table-cell>
          <table:table-cell table:formula="of:=CONCATENATE(&quot;0x&quot;;DEC2HEX([.C113];2))" office:value-type="string" office:string-value="0x6E" calcext:value-type="string">
            <text:p>0x6E</text:p>
          </table:table-cell>
          <table:table-cell office:value-type="string" calcext:value-type="string">
            <text:p>abso</text:p>
          </table:table-cell>
          <table:table-cell table:formula="of:=LEFT(DEC2HEX([.C113];2);1)" office:value-type="string" office:string-value="6" calcext:value-type="string">
            <text:p>6</text:p>
          </table:table-cell>
          <table:table-cell table:formula="of:=RIGHT(DEC2HEX([.C113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1" calcext:value-type="float">
            <text:p>111</text:p>
          </table:table-cell>
          <table:table-cell table:formula="of:=CONCATENATE(&quot;0x&quot;;DEC2HEX([.C114];2))" office:value-type="string" office:string-value="0x6F" calcext:value-type="string">
            <text:p>0x6F</text:p>
          </table:table-cell>
          <table:table-cell office:value-type="string" calcext:value-type="string">
            <text:p>abso</text:p>
          </table:table-cell>
          <table:table-cell table:formula="of:=LEFT(DEC2HEX([.C114];2);1)" office:value-type="string" office:string-value="6" calcext:value-type="string">
            <text:p>6</text:p>
          </table:table-cell>
          <table:table-cell table:formula="of:=RIGHT(DEC2HEX([.C114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2" calcext:value-type="float">
            <text:p>112</text:p>
          </table:table-cell>
          <table:table-cell table:formula="of:=CONCATENATE(&quot;0x&quot;;DEC2HEX([.C115];2))" office:value-type="string" office:string-value="0x70" calcext:value-type="string">
            <text:p>0x70</text:p>
          </table:table-cell>
          <table:table-cell office:value-type="string" calcext:value-type="string">
            <text:p>rel</text:p>
          </table:table-cell>
          <table:table-cell table:formula="of:=LEFT(DEC2HEX([.C115];2);1)" office:value-type="string" office:string-value="7" calcext:value-type="string">
            <text:p>7</text:p>
          </table:table-cell>
          <table:table-cell table:formula="of:=RIGHT(DEC2HEX([.C11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vs</text:p>
          </table:table-cell>
        </table:table-row>
        <table:table-row table:style-name="ro2">
          <table:table-cell table:number-columns-repeated="2"/>
          <table:table-cell office:value-type="float" office:value="113" calcext:value-type="float">
            <text:p>113</text:p>
          </table:table-cell>
          <table:table-cell table:formula="of:=CONCATENATE(&quot;0x&quot;;DEC2HEX([.C116];2))" office:value-type="string" office:string-value="0x71" calcext:value-type="string">
            <text:p>0x71</text:p>
          </table:table-cell>
          <table:table-cell office:value-type="string" calcext:value-type="string">
            <text:p>indy</text:p>
          </table:table-cell>
          <table:table-cell table:formula="of:=LEFT(DEC2HEX([.C116];2);1)" office:value-type="string" office:string-value="7" calcext:value-type="string">
            <text:p>7</text:p>
          </table:table-cell>
          <table:table-cell table:formula="of:=RIGHT(DEC2HEX([.C116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4" calcext:value-type="float">
            <text:p>114</text:p>
          </table:table-cell>
          <table:table-cell table:formula="of:=CONCATENATE(&quot;0x&quot;;DEC2HEX([.C117];2))" office:value-type="string" office:string-value="0x72" calcext:value-type="string">
            <text:p>0x72</text:p>
          </table:table-cell>
          <table:table-cell office:value-type="string" calcext:value-type="string">
            <text:p>imp</text:p>
          </table:table-cell>
          <table:table-cell table:formula="of:=LEFT(DEC2HEX([.C117];2);1)" office:value-type="string" office:string-value="7" calcext:value-type="string">
            <text:p>7</text:p>
          </table:table-cell>
          <table:table-cell table:formula="of:=RIGHT(DEC2HEX([.C11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5" calcext:value-type="float">
            <text:p>115</text:p>
          </table:table-cell>
          <table:table-cell table:formula="of:=CONCATENATE(&quot;0x&quot;;DEC2HEX([.C118];2))" office:value-type="string" office:string-value="0x73" calcext:value-type="string">
            <text:p>0x73</text:p>
          </table:table-cell>
          <table:table-cell office:value-type="string" calcext:value-type="string">
            <text:p>indy</text:p>
          </table:table-cell>
          <table:table-cell table:formula="of:=LEFT(DEC2HEX([.C118];2);1)" office:value-type="string" office:string-value="7" calcext:value-type="string">
            <text:p>7</text:p>
          </table:table-cell>
          <table:table-cell table:formula="of:=RIGHT(DEC2HEX([.C11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16" calcext:value-type="float">
            <text:p>116</text:p>
          </table:table-cell>
          <table:table-cell table:formula="of:=CONCATENATE(&quot;0x&quot;;DEC2HEX([.C119];2))" office:value-type="string" office:string-value="0x74" calcext:value-type="string">
            <text:p>0x74</text:p>
          </table:table-cell>
          <table:table-cell office:value-type="string" calcext:value-type="string">
            <text:p>zpx</text:p>
          </table:table-cell>
          <table:table-cell table:formula="of:=LEFT(DEC2HEX([.C119];2);1)" office:value-type="string" office:string-value="7" calcext:value-type="string">
            <text:p>7</text:p>
          </table:table-cell>
          <table:table-cell table:formula="of:=RIGHT(DEC2HEX([.C119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17" calcext:value-type="float">
            <text:p>117</text:p>
          </table:table-cell>
          <table:table-cell table:formula="of:=CONCATENATE(&quot;0x&quot;;DEC2HEX([.C120];2))" office:value-type="string" office:string-value="0x75" calcext:value-type="string">
            <text:p>0x75</text:p>
          </table:table-cell>
          <table:table-cell office:value-type="string" calcext:value-type="string">
            <text:p>zpx</text:p>
          </table:table-cell>
          <table:table-cell table:formula="of:=LEFT(DEC2HEX([.C120];2);1)" office:value-type="string" office:string-value="7" calcext:value-type="string">
            <text:p>7</text:p>
          </table:table-cell>
          <table:table-cell table:formula="of:=RIGHT(DEC2HEX([.C120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18" calcext:value-type="float">
            <text:p>118</text:p>
          </table:table-cell>
          <table:table-cell table:formula="of:=CONCATENATE(&quot;0x&quot;;DEC2HEX([.C121];2))" office:value-type="string" office:string-value="0x76" calcext:value-type="string">
            <text:p>0x76</text:p>
          </table:table-cell>
          <table:table-cell office:value-type="string" calcext:value-type="string">
            <text:p>zpx</text:p>
          </table:table-cell>
          <table:table-cell table:formula="of:=LEFT(DEC2HEX([.C121];2);1)" office:value-type="string" office:string-value="7" calcext:value-type="string">
            <text:p>7</text:p>
          </table:table-cell>
          <table:table-cell table:formula="of:=RIGHT(DEC2HEX([.C121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19" calcext:value-type="float">
            <text:p>119</text:p>
          </table:table-cell>
          <table:table-cell table:formula="of:=CONCATENATE(&quot;0x&quot;;DEC2HEX([.C122];2))" office:value-type="string" office:string-value="0x77" calcext:value-type="string">
            <text:p>0x77</text:p>
          </table:table-cell>
          <table:table-cell office:value-type="string" calcext:value-type="string">
            <text:p>zpx</text:p>
          </table:table-cell>
          <table:table-cell table:formula="of:=LEFT(DEC2HEX([.C122];2);1)" office:value-type="string" office:string-value="7" calcext:value-type="string">
            <text:p>7</text:p>
          </table:table-cell>
          <table:table-cell table:formula="of:=RIGHT(DEC2HEX([.C122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0" calcext:value-type="float">
            <text:p>120</text:p>
          </table:table-cell>
          <table:table-cell table:formula="of:=CONCATENATE(&quot;0x&quot;;DEC2HEX([.C123];2))" office:value-type="string" office:string-value="0x78" calcext:value-type="string">
            <text:p>0x78</text:p>
          </table:table-cell>
          <table:table-cell office:value-type="string" calcext:value-type="string">
            <text:p>imp</text:p>
          </table:table-cell>
          <table:table-cell table:formula="of:=LEFT(DEC2HEX([.C123];2);1)" office:value-type="string" office:string-value="7" calcext:value-type="string">
            <text:p>7</text:p>
          </table:table-cell>
          <table:table-cell table:formula="of:=RIGHT(DEC2HEX([.C12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</text:p>
          </table:table-cell>
        </table:table-row>
        <table:table-row table:style-name="ro2">
          <table:table-cell table:number-columns-repeated="2"/>
          <table:table-cell office:value-type="float" office:value="121" calcext:value-type="float">
            <text:p>121</text:p>
          </table:table-cell>
          <table:table-cell table:formula="of:=CONCATENATE(&quot;0x&quot;;DEC2HEX([.C124];2))" office:value-type="string" office:string-value="0x79" calcext:value-type="string">
            <text:p>0x79</text:p>
          </table:table-cell>
          <table:table-cell office:value-type="string" calcext:value-type="string">
            <text:p>absy</text:p>
          </table:table-cell>
          <table:table-cell table:formula="of:=LEFT(DEC2HEX([.C124];2);1)" office:value-type="string" office:string-value="7" calcext:value-type="string">
            <text:p>7</text:p>
          </table:table-cell>
          <table:table-cell table:formula="of:=RIGHT(DEC2HEX([.C124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2" calcext:value-type="float">
            <text:p>122</text:p>
          </table:table-cell>
          <table:table-cell table:formula="of:=CONCATENATE(&quot;0x&quot;;DEC2HEX([.C125];2))" office:value-type="string" office:string-value="0x7A" calcext:value-type="string">
            <text:p>0x7A</text:p>
          </table:table-cell>
          <table:table-cell office:value-type="string" calcext:value-type="string">
            <text:p>imp</text:p>
          </table:table-cell>
          <table:table-cell table:formula="of:=LEFT(DEC2HEX([.C125];2);1)" office:value-type="string" office:string-value="7" calcext:value-type="string">
            <text:p>7</text:p>
          </table:table-cell>
          <table:table-cell table:formula="of:=RIGHT(DEC2HEX([.C12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3" calcext:value-type="float">
            <text:p>123</text:p>
          </table:table-cell>
          <table:table-cell table:formula="of:=CONCATENATE(&quot;0x&quot;;DEC2HEX([.C126];2))" office:value-type="string" office:string-value="0x7B" calcext:value-type="string">
            <text:p>0x7B</text:p>
          </table:table-cell>
          <table:table-cell office:value-type="string" calcext:value-type="string">
            <text:p>absy</text:p>
          </table:table-cell>
          <table:table-cell table:formula="of:=LEFT(DEC2HEX([.C126];2);1)" office:value-type="string" office:string-value="7" calcext:value-type="string">
            <text:p>7</text:p>
          </table:table-cell>
          <table:table-cell table:formula="of:=RIGHT(DEC2HEX([.C126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4" calcext:value-type="float">
            <text:p>124</text:p>
          </table:table-cell>
          <table:table-cell table:formula="of:=CONCATENATE(&quot;0x&quot;;DEC2HEX([.C127];2))" office:value-type="string" office:string-value="0x7C" calcext:value-type="string">
            <text:p>0x7C</text:p>
          </table:table-cell>
          <table:table-cell office:value-type="string" calcext:value-type="string">
            <text:p>absx</text:p>
          </table:table-cell>
          <table:table-cell table:formula="of:=LEFT(DEC2HEX([.C127];2);1)" office:value-type="string" office:string-value="7" calcext:value-type="string">
            <text:p>7</text:p>
          </table:table-cell>
          <table:table-cell table:formula="of:=RIGHT(DEC2HEX([.C12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5" calcext:value-type="float">
            <text:p>125</text:p>
          </table:table-cell>
          <table:table-cell table:formula="of:=CONCATENATE(&quot;0x&quot;;DEC2HEX([.C128];2))" office:value-type="string" office:string-value="0x7D" calcext:value-type="string">
            <text:p>0x7D</text:p>
          </table:table-cell>
          <table:table-cell office:value-type="string" calcext:value-type="string">
            <text:p>absx</text:p>
          </table:table-cell>
          <table:table-cell table:formula="of:=LEFT(DEC2HEX([.C128];2);1)" office:value-type="string" office:string-value="7" calcext:value-type="string">
            <text:p>7</text:p>
          </table:table-cell>
          <table:table-cell table:formula="of:=RIGHT(DEC2HEX([.C12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c</text:p>
          </table:table-cell>
        </table:table-row>
        <table:table-row table:style-name="ro2">
          <table:table-cell table:number-columns-repeated="2"/>
          <table:table-cell office:value-type="float" office:value="126" calcext:value-type="float">
            <text:p>126</text:p>
          </table:table-cell>
          <table:table-cell table:formula="of:=CONCATENATE(&quot;0x&quot;;DEC2HEX([.C129];2))" office:value-type="string" office:string-value="0x7E" calcext:value-type="string">
            <text:p>0x7E</text:p>
          </table:table-cell>
          <table:table-cell office:value-type="string" calcext:value-type="string">
            <text:p>absx</text:p>
          </table:table-cell>
          <table:table-cell table:formula="of:=LEFT(DEC2HEX([.C129];2);1)" office:value-type="string" office:string-value="7" calcext:value-type="string">
            <text:p>7</text:p>
          </table:table-cell>
          <table:table-cell table:formula="of:=RIGHT(DEC2HEX([.C129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r</text:p>
          </table:table-cell>
        </table:table-row>
        <table:table-row table:style-name="ro2">
          <table:table-cell table:number-columns-repeated="2"/>
          <table:table-cell office:value-type="float" office:value="127" calcext:value-type="float">
            <text:p>127</text:p>
          </table:table-cell>
          <table:table-cell table:formula="of:=CONCATENATE(&quot;0x&quot;;DEC2HEX([.C130];2))" office:value-type="string" office:string-value="0x7F" calcext:value-type="string">
            <text:p>0x7F</text:p>
          </table:table-cell>
          <table:table-cell office:value-type="string" calcext:value-type="string">
            <text:p>absx</text:p>
          </table:table-cell>
          <table:table-cell table:formula="of:=LEFT(DEC2HEX([.C130];2);1)" office:value-type="string" office:string-value="7" calcext:value-type="string">
            <text:p>7</text:p>
          </table:table-cell>
          <table:table-cell table:formula="of:=RIGHT(DEC2HEX([.C130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ra</text:p>
          </table:table-cell>
        </table:table-row>
        <table:table-row table:style-name="ro2">
          <table:table-cell table:number-columns-repeated="2"/>
          <table:table-cell office:value-type="float" office:value="128" calcext:value-type="float">
            <text:p>128</text:p>
          </table:table-cell>
          <table:table-cell table:formula="of:=CONCATENATE(&quot;0x&quot;;DEC2HEX([.C131];2))" office:value-type="string" office:string-value="0x80" calcext:value-type="string">
            <text:p>0x80</text:p>
          </table:table-cell>
          <table:table-cell office:value-type="string" calcext:value-type="string">
            <text:p>imm</text:p>
          </table:table-cell>
          <table:table-cell table:formula="of:=LEFT(DEC2HEX([.C131];2);1)" office:value-type="string" office:string-value="8" calcext:value-type="string">
            <text:p>8</text:p>
          </table:table-cell>
          <table:table-cell table:formula="of:=RIGHT(DEC2HEX([.C13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29" calcext:value-type="float">
            <text:p>129</text:p>
          </table:table-cell>
          <table:table-cell table:formula="of:=CONCATENATE(&quot;0x&quot;;DEC2HEX([.C132];2))" office:value-type="string" office:string-value="0x81" calcext:value-type="string">
            <text:p>0x81</text:p>
          </table:table-cell>
          <table:table-cell office:value-type="string" calcext:value-type="string">
            <text:p>indx</text:p>
          </table:table-cell>
          <table:table-cell table:formula="of:=LEFT(DEC2HEX([.C132];2);1)" office:value-type="string" office:string-value="8" calcext:value-type="string">
            <text:p>8</text:p>
          </table:table-cell>
          <table:table-cell table:formula="of:=RIGHT(DEC2HEX([.C132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0" calcext:value-type="float">
            <text:p>130</text:p>
          </table:table-cell>
          <table:table-cell table:formula="of:=CONCATENATE(&quot;0x&quot;;DEC2HEX([.C133];2))" office:value-type="string" office:string-value="0x82" calcext:value-type="string">
            <text:p>0x82</text:p>
          </table:table-cell>
          <table:table-cell office:value-type="string" calcext:value-type="string">
            <text:p>imm</text:p>
          </table:table-cell>
          <table:table-cell table:formula="of:=LEFT(DEC2HEX([.C133];2);1)" office:value-type="string" office:string-value="8" calcext:value-type="string">
            <text:p>8</text:p>
          </table:table-cell>
          <table:table-cell table:formula="of:=RIGHT(DEC2HEX([.C13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1" calcext:value-type="float">
            <text:p>131</text:p>
          </table:table-cell>
          <table:table-cell table:formula="of:=CONCATENATE(&quot;0x&quot;;DEC2HEX([.C134];2))" office:value-type="string" office:string-value="0x83" calcext:value-type="string">
            <text:p>0x83</text:p>
          </table:table-cell>
          <table:table-cell office:value-type="string" calcext:value-type="string">
            <text:p>indx</text:p>
          </table:table-cell>
          <table:table-cell table:formula="of:=LEFT(DEC2HEX([.C134];2);1)" office:value-type="string" office:string-value="8" calcext:value-type="string">
            <text:p>8</text:p>
          </table:table-cell>
          <table:table-cell table:formula="of:=RIGHT(DEC2HEX([.C134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2" calcext:value-type="float">
            <text:p>132</text:p>
          </table:table-cell>
          <table:table-cell table:formula="of:=CONCATENATE(&quot;0x&quot;;DEC2HEX([.C135];2))" office:value-type="string" office:string-value="0x84" calcext:value-type="string">
            <text:p>0x84</text:p>
          </table:table-cell>
          <table:table-cell office:value-type="string" calcext:value-type="string">
            <text:p>zp</text:p>
          </table:table-cell>
          <table:table-cell table:formula="of:=LEFT(DEC2HEX([.C135];2);1)" office:value-type="string" office:string-value="8" calcext:value-type="string">
            <text:p>8</text:p>
          </table:table-cell>
          <table:table-cell table:formula="of:=RIGHT(DEC2HEX([.C135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33" calcext:value-type="float">
            <text:p>133</text:p>
          </table:table-cell>
          <table:table-cell table:formula="of:=CONCATENATE(&quot;0x&quot;;DEC2HEX([.C136];2))" office:value-type="string" office:string-value="0x85" calcext:value-type="string">
            <text:p>0x85</text:p>
          </table:table-cell>
          <table:table-cell office:value-type="string" calcext:value-type="string">
            <text:p>zp</text:p>
          </table:table-cell>
          <table:table-cell table:formula="of:=LEFT(DEC2HEX([.C136];2);1)" office:value-type="string" office:string-value="8" calcext:value-type="string">
            <text:p>8</text:p>
          </table:table-cell>
          <table:table-cell table:formula="of:=RIGHT(DEC2HEX([.C136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34" calcext:value-type="float">
            <text:p>134</text:p>
          </table:table-cell>
          <table:table-cell table:formula="of:=CONCATENATE(&quot;0x&quot;;DEC2HEX([.C137];2))" office:value-type="string" office:string-value="0x86" calcext:value-type="string">
            <text:p>0x86</text:p>
          </table:table-cell>
          <table:table-cell office:value-type="string" calcext:value-type="string">
            <text:p>zp</text:p>
          </table:table-cell>
          <table:table-cell table:formula="of:=LEFT(DEC2HEX([.C137];2);1)" office:value-type="string" office:string-value="8" calcext:value-type="string">
            <text:p>8</text:p>
          </table:table-cell>
          <table:table-cell table:formula="of:=RIGHT(DEC2HEX([.C137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35" calcext:value-type="float">
            <text:p>135</text:p>
          </table:table-cell>
          <table:table-cell table:formula="of:=CONCATENATE(&quot;0x&quot;;DEC2HEX([.C138];2))" office:value-type="string" office:string-value="0x87" calcext:value-type="string">
            <text:p>0x87</text:p>
          </table:table-cell>
          <table:table-cell office:value-type="string" calcext:value-type="string">
            <text:p>zp</text:p>
          </table:table-cell>
          <table:table-cell table:formula="of:=LEFT(DEC2HEX([.C138];2);1)" office:value-type="string" office:string-value="8" calcext:value-type="string">
            <text:p>8</text:p>
          </table:table-cell>
          <table:table-cell table:formula="of:=RIGHT(DEC2HEX([.C138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36" calcext:value-type="float">
            <text:p>136</text:p>
          </table:table-cell>
          <table:table-cell table:formula="of:=CONCATENATE(&quot;0x&quot;;DEC2HEX([.C139];2))" office:value-type="string" office:string-value="0x88" calcext:value-type="string">
            <text:p>0x88</text:p>
          </table:table-cell>
          <table:table-cell office:value-type="string" calcext:value-type="string">
            <text:p>imp</text:p>
          </table:table-cell>
          <table:table-cell table:formula="of:=LEFT(DEC2HEX([.C139];2);1)" office:value-type="string" office:string-value="8" calcext:value-type="string">
            <text:p>8</text:p>
          </table:table-cell>
          <table:table-cell table:formula="of:=RIGHT(DEC2HEX([.C13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y</text:p>
          </table:table-cell>
        </table:table-row>
        <table:table-row table:style-name="ro2">
          <table:table-cell table:number-columns-repeated="2"/>
          <table:table-cell office:value-type="float" office:value="137" calcext:value-type="float">
            <text:p>137</text:p>
          </table:table-cell>
          <table:table-cell table:formula="of:=CONCATENATE(&quot;0x&quot;;DEC2HEX([.C140];2))" office:value-type="string" office:string-value="0x89" calcext:value-type="string">
            <text:p>0x89</text:p>
          </table:table-cell>
          <table:table-cell office:value-type="string" calcext:value-type="string">
            <text:p>imm</text:p>
          </table:table-cell>
          <table:table-cell table:formula="of:=LEFT(DEC2HEX([.C140];2);1)" office:value-type="string" office:string-value="8" calcext:value-type="string">
            <text:p>8</text:p>
          </table:table-cell>
          <table:table-cell table:formula="of:=RIGHT(DEC2HEX([.C140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38" calcext:value-type="float">
            <text:p>138</text:p>
          </table:table-cell>
          <table:table-cell table:formula="of:=CONCATENATE(&quot;0x&quot;;DEC2HEX([.C141];2))" office:value-type="string" office:string-value="0x8A" calcext:value-type="string">
            <text:p>0x8A</text:p>
          </table:table-cell>
          <table:table-cell office:value-type="string" calcext:value-type="string">
            <text:p>imp</text:p>
          </table:table-cell>
          <table:table-cell table:formula="of:=LEFT(DEC2HEX([.C141];2);1)" office:value-type="string" office:string-value="8" calcext:value-type="string">
            <text:p>8</text:p>
          </table:table-cell>
          <table:table-cell table:formula="of:=RIGHT(DEC2HEX([.C14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a</text:p>
          </table:table-cell>
        </table:table-row>
        <table:table-row table:style-name="ro2">
          <table:table-cell table:number-columns-repeated="2"/>
          <table:table-cell office:value-type="float" office:value="139" calcext:value-type="float">
            <text:p>139</text:p>
          </table:table-cell>
          <table:table-cell table:formula="of:=CONCATENATE(&quot;0x&quot;;DEC2HEX([.C142];2))" office:value-type="string" office:string-value="0x8B" calcext:value-type="string">
            <text:p>0x8B</text:p>
          </table:table-cell>
          <table:table-cell office:value-type="string" calcext:value-type="string">
            <text:p>imm</text:p>
          </table:table-cell>
          <table:table-cell table:formula="of:=LEFT(DEC2HEX([.C142];2);1)" office:value-type="string" office:string-value="8" calcext:value-type="string">
            <text:p>8</text:p>
          </table:table-cell>
          <table:table-cell table:formula="of:=RIGHT(DEC2HEX([.C142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0" calcext:value-type="float">
            <text:p>140</text:p>
          </table:table-cell>
          <table:table-cell table:formula="of:=CONCATENATE(&quot;0x&quot;;DEC2HEX([.C143];2))" office:value-type="string" office:string-value="0x8C" calcext:value-type="string">
            <text:p>0x8C</text:p>
          </table:table-cell>
          <table:table-cell office:value-type="string" calcext:value-type="string">
            <text:p>abso</text:p>
          </table:table-cell>
          <table:table-cell table:formula="of:=LEFT(DEC2HEX([.C143];2);1)" office:value-type="string" office:string-value="8" calcext:value-type="string">
            <text:p>8</text:p>
          </table:table-cell>
          <table:table-cell table:formula="of:=RIGHT(DEC2HEX([.C14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1" calcext:value-type="float">
            <text:p>141</text:p>
          </table:table-cell>
          <table:table-cell table:formula="of:=CONCATENATE(&quot;0x&quot;;DEC2HEX([.C144];2))" office:value-type="string" office:string-value="0x8D" calcext:value-type="string">
            <text:p>0x8D</text:p>
          </table:table-cell>
          <table:table-cell office:value-type="string" calcext:value-type="string">
            <text:p>abso</text:p>
          </table:table-cell>
          <table:table-cell table:formula="of:=LEFT(DEC2HEX([.C144];2);1)" office:value-type="string" office:string-value="8" calcext:value-type="string">
            <text:p>8</text:p>
          </table:table-cell>
          <table:table-cell table:formula="of:=RIGHT(DEC2HEX([.C14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2" calcext:value-type="float">
            <text:p>142</text:p>
          </table:table-cell>
          <table:table-cell table:formula="of:=CONCATENATE(&quot;0x&quot;;DEC2HEX([.C145];2))" office:value-type="string" office:string-value="0x8E" calcext:value-type="string">
            <text:p>0x8E</text:p>
          </table:table-cell>
          <table:table-cell office:value-type="string" calcext:value-type="string">
            <text:p>abso</text:p>
          </table:table-cell>
          <table:table-cell table:formula="of:=LEFT(DEC2HEX([.C145];2);1)" office:value-type="string" office:string-value="8" calcext:value-type="string">
            <text:p>8</text:p>
          </table:table-cell>
          <table:table-cell table:formula="of:=RIGHT(DEC2HEX([.C145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43" calcext:value-type="float">
            <text:p>143</text:p>
          </table:table-cell>
          <table:table-cell table:formula="of:=CONCATENATE(&quot;0x&quot;;DEC2HEX([.C146];2))" office:value-type="string" office:string-value="0x8F" calcext:value-type="string">
            <text:p>0x8F</text:p>
          </table:table-cell>
          <table:table-cell office:value-type="string" calcext:value-type="string">
            <text:p>abso</text:p>
          </table:table-cell>
          <table:table-cell table:formula="of:=LEFT(DEC2HEX([.C146];2);1)" office:value-type="string" office:string-value="8" calcext:value-type="string">
            <text:p>8</text:p>
          </table:table-cell>
          <table:table-cell table:formula="of:=RIGHT(DEC2HEX([.C146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 table:number-columns-repeated="2"/>
          <table:table-cell office:value-type="float" office:value="144" calcext:value-type="float">
            <text:p>144</text:p>
          </table:table-cell>
          <table:table-cell table:formula="of:=CONCATENATE(&quot;0x&quot;;DEC2HEX([.C147];2))" office:value-type="string" office:string-value="0x90" calcext:value-type="string">
            <text:p>0x90</text:p>
          </table:table-cell>
          <table:table-cell office:value-type="string" calcext:value-type="string">
            <text:p>rel</text:p>
          </table:table-cell>
          <table:table-cell table:formula="of:=LEFT(DEC2HEX([.C147];2);1)" office:value-type="string" office:string-value="9" calcext:value-type="string">
            <text:p>9</text:p>
          </table:table-cell>
          <table:table-cell table:formula="of:=RIGHT(DEC2HEX([.C14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c</text:p>
          </table:table-cell>
        </table:table-row>
        <table:table-row table:style-name="ro2">
          <table:table-cell table:number-columns-repeated="2"/>
          <table:table-cell office:value-type="float" office:value="145" calcext:value-type="float">
            <text:p>145</text:p>
          </table:table-cell>
          <table:table-cell table:formula="of:=CONCATENATE(&quot;0x&quot;;DEC2HEX([.C148];2))" office:value-type="string" office:string-value="0x91" calcext:value-type="string">
            <text:p>0x91</text:p>
          </table:table-cell>
          <table:table-cell office:value-type="string" calcext:value-type="string">
            <text:p>indy</text:p>
          </table:table-cell>
          <table:table-cell table:formula="of:=LEFT(DEC2HEX([.C148];2);1)" office:value-type="string" office:string-value="9" calcext:value-type="string">
            <text:p>9</text:p>
          </table:table-cell>
          <table:table-cell table:formula="of:=RIGHT(DEC2HEX([.C14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46" calcext:value-type="float">
            <text:p>146</text:p>
          </table:table-cell>
          <table:table-cell table:formula="of:=CONCATENATE(&quot;0x&quot;;DEC2HEX([.C149];2))" office:value-type="string" office:string-value="0x92" calcext:value-type="string">
            <text:p>0x92</text:p>
          </table:table-cell>
          <table:table-cell office:value-type="string" calcext:value-type="string">
            <text:p>imp</text:p>
          </table:table-cell>
          <table:table-cell table:formula="of:=LEFT(DEC2HEX([.C149];2);1)" office:value-type="string" office:string-value="9" calcext:value-type="string">
            <text:p>9</text:p>
          </table:table-cell>
          <table:table-cell table:formula="of:=RIGHT(DEC2HEX([.C14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7" calcext:value-type="float">
            <text:p>147</text:p>
          </table:table-cell>
          <table:table-cell table:formula="of:=CONCATENATE(&quot;0x&quot;;DEC2HEX([.C150];2))" office:value-type="string" office:string-value="0x93" calcext:value-type="string">
            <text:p>0x93</text:p>
          </table:table-cell>
          <table:table-cell office:value-type="string" calcext:value-type="string">
            <text:p>indy</text:p>
          </table:table-cell>
          <table:table-cell table:formula="of:=LEFT(DEC2HEX([.C150];2);1)" office:value-type="string" office:string-value="9" calcext:value-type="string">
            <text:p>9</text:p>
          </table:table-cell>
          <table:table-cell table:formula="of:=RIGHT(DEC2HEX([.C150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148" calcext:value-type="float">
            <text:p>148</text:p>
          </table:table-cell>
          <table:table-cell table:formula="of:=CONCATENATE(&quot;0x&quot;;DEC2HEX([.C151];2))" office:value-type="string" office:string-value="0x94" calcext:value-type="string">
            <text:p>0x94</text:p>
          </table:table-cell>
          <table:table-cell office:value-type="string" calcext:value-type="string">
            <text:p>zpx</text:p>
          </table:table-cell>
          <table:table-cell table:formula="of:=LEFT(DEC2HEX([.C151];2);1)" office:value-type="string" office:string-value="9" calcext:value-type="string">
            <text:p>9</text:p>
          </table:table-cell>
          <table:table-cell table:formula="of:=RIGHT(DEC2HEX([.C151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y</text:p>
          </table:table-cell>
        </table:table-row>
        <table:table-row table:style-name="ro2">
          <table:table-cell table:number-columns-repeated="2"/>
          <table:table-cell office:value-type="float" office:value="149" calcext:value-type="float">
            <text:p>149</text:p>
          </table:table-cell>
          <table:table-cell table:formula="of:=CONCATENATE(&quot;0x&quot;;DEC2HEX([.C152];2))" office:value-type="string" office:string-value="0x95" calcext:value-type="string">
            <text:p>0x95</text:p>
          </table:table-cell>
          <table:table-cell office:value-type="string" calcext:value-type="string">
            <text:p>zpx</text:p>
          </table:table-cell>
          <table:table-cell table:formula="of:=LEFT(DEC2HEX([.C152];2);1)" office:value-type="string" office:string-value="9" calcext:value-type="string">
            <text:p>9</text:p>
          </table:table-cell>
          <table:table-cell table:formula="of:=RIGHT(DEC2HEX([.C152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table:formula="of:=CONCATENATE(&quot;0x&quot;;DEC2HEX([.C153];2))" office:value-type="string" office:string-value="0x96" calcext:value-type="string">
            <text:p>0x96</text:p>
          </table:table-cell>
          <table:table-cell office:value-type="string" calcext:value-type="string">
            <text:p>zpy</text:p>
          </table:table-cell>
          <table:table-cell table:formula="of:=LEFT(DEC2HEX([.C153];2);1)" office:value-type="string" office:string-value="9" calcext:value-type="string">
            <text:p>9</text:p>
          </table:table-cell>
          <table:table-cell table:formula="of:=RIGHT(DEC2HEX([.C153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x</text:p>
          </table:table-cell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table:formula="of:=CONCATENATE(&quot;0x&quot;;DEC2HEX([.C154];2))" office:value-type="string" office:string-value="0x97" calcext:value-type="string">
            <text:p>0x97</text:p>
          </table:table-cell>
          <table:table-cell office:value-type="string" calcext:value-type="string">
            <text:p>zpy</text:p>
          </table:table-cell>
          <table:table-cell table:formula="of:=LEFT(DEC2HEX([.C154];2);1)" office:value-type="string" office:string-value="9" calcext:value-type="string">
            <text:p>9</text:p>
          </table:table-cell>
          <table:table-cell table:formula="of:=RIGHT(DEC2HEX([.C154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2" calcext:value-type="float">
            <text:p>152</text:p>
          </table:table-cell>
          <table:table-cell table:formula="of:=CONCATENATE(&quot;0x&quot;;DEC2HEX([.C155];2))" office:value-type="string" office:string-value="0x98" calcext:value-type="string">
            <text:p>0x98</text:p>
          </table:table-cell>
          <table:table-cell office:value-type="string" calcext:value-type="string">
            <text:p>imp</text:p>
          </table:table-cell>
          <table:table-cell table:formula="of:=LEFT(DEC2HEX([.C155];2);1)" office:value-type="string" office:string-value="9" calcext:value-type="string">
            <text:p>9</text:p>
          </table:table-cell>
          <table:table-cell table:formula="of:=RIGHT(DEC2HEX([.C15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3" calcext:value-type="float">
            <text:p>153</text:p>
          </table:table-cell>
          <table:table-cell table:formula="of:=CONCATENATE(&quot;0x&quot;;DEC2HEX([.C156];2))" office:value-type="string" office:string-value="0x99" calcext:value-type="string">
            <text:p>0x99</text:p>
          </table:table-cell>
          <table:table-cell office:value-type="string" calcext:value-type="string">
            <text:p>absy</text:p>
          </table:table-cell>
          <table:table-cell table:formula="of:=LEFT(DEC2HEX([.C156];2);1)" office:value-type="string" office:string-value="9" calcext:value-type="string">
            <text:p>9</text:p>
          </table:table-cell>
          <table:table-cell table:formula="of:=RIGHT(DEC2HEX([.C156];2);1)" office:value-type="string" office:string-value="9" calcext:value-type="string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4" calcext:value-type="float">
            <text:p>154</text:p>
          </table:table-cell>
          <table:table-cell table:formula="of:=CONCATENATE(&quot;0x&quot;;DEC2HEX([.C157];2))" office:value-type="string" office:string-value="0x9A" calcext:value-type="string">
            <text:p>0x9A</text:p>
          </table:table-cell>
          <table:table-cell office:value-type="string" calcext:value-type="string">
            <text:p>imp</text:p>
          </table:table-cell>
          <table:table-cell table:formula="of:=LEFT(DEC2HEX([.C157];2);1)" office:value-type="string" office:string-value="9" calcext:value-type="string">
            <text:p>9</text:p>
          </table:table-cell>
          <table:table-cell table:formula="of:=RIGHT(DEC2HEX([.C15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xs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5" calcext:value-type="float">
            <text:p>155</text:p>
          </table:table-cell>
          <table:table-cell table:formula="of:=CONCATENATE(&quot;0x&quot;;DEC2HEX([.C158];2))" office:value-type="string" office:string-value="0x9B" calcext:value-type="string">
            <text:p>0x9B</text:p>
          </table:table-cell>
          <table:table-cell office:value-type="string" calcext:value-type="string">
            <text:p>absy</text:p>
          </table:table-cell>
          <table:table-cell table:formula="of:=LEFT(DEC2HEX([.C158];2);1)" office:value-type="string" office:string-value="9" calcext:value-type="string">
            <text:p>9</text:p>
          </table:table-cell>
          <table:table-cell table:formula="of:=RIGHT(DEC2HEX([.C158];2);1)" office:value-type="string" office:string-value="B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6" calcext:value-type="float">
            <text:p>156</text:p>
          </table:table-cell>
          <table:table-cell table:formula="of:=CONCATENATE(&quot;0x&quot;;DEC2HEX([.C159];2))" office:value-type="string" office:string-value="0x9C" calcext:value-type="string">
            <text:p>0x9C</text:p>
          </table:table-cell>
          <table:table-cell office:value-type="string" calcext:value-type="string">
            <text:p>absx</text:p>
          </table:table-cell>
          <table:table-cell table:formula="of:=LEFT(DEC2HEX([.C159];2);1)" office:value-type="string" office:string-value="9" calcext:value-type="string">
            <text:p>9</text:p>
          </table:table-cell>
          <table:table-cell table:formula="of:=RIGHT(DEC2HEX([.C159];2);1)" office:value-type="string" office:string-value="C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7" calcext:value-type="float">
            <text:p>157</text:p>
          </table:table-cell>
          <table:table-cell table:formula="of:=CONCATENATE(&quot;0x&quot;;DEC2HEX([.C160];2))" office:value-type="string" office:string-value="0x9D" calcext:value-type="string">
            <text:p>0x9D</text:p>
          </table:table-cell>
          <table:table-cell office:value-type="string" calcext:value-type="string">
            <text:p>absx</text:p>
          </table:table-cell>
          <table:table-cell table:formula="of:=LEFT(DEC2HEX([.C160];2);1)" office:value-type="string" office:string-value="9" calcext:value-type="string">
            <text:p>9</text:p>
          </table:table-cell>
          <table:table-cell table:formula="of:=RIGHT(DEC2HEX([.C160];2);1)" office:value-type="string" office:string-value="D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8" calcext:value-type="float">
            <text:p>158</text:p>
          </table:table-cell>
          <table:table-cell table:formula="of:=CONCATENATE(&quot;0x&quot;;DEC2HEX([.C161];2))" office:value-type="string" office:string-value="0x9E" calcext:value-type="string">
            <text:p>0x9E</text:p>
          </table:table-cell>
          <table:table-cell office:value-type="string" calcext:value-type="string">
            <text:p>absy</text:p>
          </table:table-cell>
          <table:table-cell table:formula="of:=LEFT(DEC2HEX([.C161];2);1)" office:value-type="string" office:string-value="9" calcext:value-type="string">
            <text:p>9</text:p>
          </table:table-cell>
          <table:table-cell table:formula="of:=RIGHT(DEC2HEX([.C161];2);1)"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59" calcext:value-type="float">
            <text:p>159</text:p>
          </table:table-cell>
          <table:table-cell table:formula="of:=CONCATENATE(&quot;0x&quot;;DEC2HEX([.C162];2))" office:value-type="string" office:string-value="0x9F" calcext:value-type="string">
            <text:p>0x9F</text:p>
          </table:table-cell>
          <table:table-cell office:value-type="string" calcext:value-type="string">
            <text:p>absy</text:p>
          </table:table-cell>
          <table:table-cell table:formula="of:=LEFT(DEC2HEX([.C162];2);1)" office:value-type="string" office:string-value="9" calcext:value-type="string">
            <text:p>9</text:p>
          </table:table-cell>
          <table:table-cell table:formula="of:=RIGHT(DEC2HEX([.C162];2);1)" office:value-type="string" office:string-value="F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0" calcext:value-type="float">
            <text:p>160</text:p>
          </table:table-cell>
          <table:table-cell table:formula="of:=CONCATENATE(&quot;0x&quot;;DEC2HEX([.C163];2))" office:value-type="string" office:string-value="0xA0" calcext:value-type="string">
            <text:p>0xA0</text:p>
          </table:table-cell>
          <table:table-cell office:value-type="string" calcext:value-type="string">
            <text:p>imm</text:p>
          </table:table-cell>
          <table:table-cell table:formula="of:=LEFT(DEC2HEX([.C163];2);1)" office:value-type="string" office:string-value="A" calcext:value-type="string">
            <text:p>A</text:p>
          </table:table-cell>
          <table:table-cell table:formula="of:=RIGHT(DEC2HEX([.C16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1" calcext:value-type="float">
            <text:p>161</text:p>
          </table:table-cell>
          <table:table-cell table:formula="of:=CONCATENATE(&quot;0x&quot;;DEC2HEX([.C164];2))" office:value-type="string" office:string-value="0xA1" calcext:value-type="string">
            <text:p>0xA1</text:p>
          </table:table-cell>
          <table:table-cell office:value-type="string" calcext:value-type="string">
            <text:p>indx</text:p>
          </table:table-cell>
          <table:table-cell table:formula="of:=LEFT(DEC2HEX([.C164];2);1)" office:value-type="string" office:string-value="A" calcext:value-type="string">
            <text:p>A</text:p>
          </table:table-cell>
          <table:table-cell table:formula="of:=RIGHT(DEC2HEX([.C164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2" calcext:value-type="float">
            <text:p>162</text:p>
          </table:table-cell>
          <table:table-cell table:formula="of:=CONCATENATE(&quot;0x&quot;;DEC2HEX([.C165];2))" office:value-type="string" office:string-value="0xA2" calcext:value-type="string">
            <text:p>0xA2</text:p>
          </table:table-cell>
          <table:table-cell office:value-type="string" calcext:value-type="string">
            <text:p>imm</text:p>
          </table:table-cell>
          <table:table-cell table:formula="of:=LEFT(DEC2HEX([.C165];2);1)" office:value-type="string" office:string-value="A" calcext:value-type="string">
            <text:p>A</text:p>
          </table:table-cell>
          <table:table-cell table:formula="of:=RIGHT(DEC2HEX([.C16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3" calcext:value-type="float">
            <text:p>163</text:p>
          </table:table-cell>
          <table:table-cell table:formula="of:=CONCATENATE(&quot;0x&quot;;DEC2HEX([.C166];2))" office:value-type="string" office:string-value="0xA3" calcext:value-type="string">
            <text:p>0xA3</text:p>
          </table:table-cell>
          <table:table-cell office:value-type="string" calcext:value-type="string">
            <text:p>indx</text:p>
          </table:table-cell>
          <table:table-cell table:formula="of:=LEFT(DEC2HEX([.C166];2);1)" office:value-type="string" office:string-value="A" calcext:value-type="string">
            <text:p>A</text:p>
          </table:table-cell>
          <table:table-cell table:formula="of:=RIGHT(DEC2HEX([.C166];2);1)" office:value-type="string" office:string-value="3" calcext:value-type="string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4" calcext:value-type="float">
            <text:p>164</text:p>
          </table:table-cell>
          <table:table-cell table:formula="of:=CONCATENATE(&quot;0x&quot;;DEC2HEX([.C167];2))" office:value-type="string" office:string-value="0xA4" calcext:value-type="string">
            <text:p>0xA4</text:p>
          </table:table-cell>
          <table:table-cell office:value-type="string" calcext:value-type="string">
            <text:p>zp</text:p>
          </table:table-cell>
          <table:table-cell table:formula="of:=LEFT(DEC2HEX([.C167];2);1)" office:value-type="string" office:string-value="A" calcext:value-type="string">
            <text:p>A</text:p>
          </table:table-cell>
          <table:table-cell table:formula="of:=RIGHT(DEC2HEX([.C167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5" calcext:value-type="float">
            <text:p>165</text:p>
          </table:table-cell>
          <table:table-cell table:formula="of:=CONCATENATE(&quot;0x&quot;;DEC2HEX([.C168];2))" office:value-type="string" office:string-value="0xA5" calcext:value-type="string">
            <text:p>0xA5</text:p>
          </table:table-cell>
          <table:table-cell office:value-type="string" calcext:value-type="string">
            <text:p>zp</text:p>
          </table:table-cell>
          <table:table-cell table:formula="of:=LEFT(DEC2HEX([.C168];2);1)" office:value-type="string" office:string-value="A" calcext:value-type="string">
            <text:p>A</text:p>
          </table:table-cell>
          <table:table-cell table:formula="of:=RIGHT(DEC2HEX([.C168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6" calcext:value-type="float">
            <text:p>166</text:p>
          </table:table-cell>
          <table:table-cell table:formula="of:=CONCATENATE(&quot;0x&quot;;DEC2HEX([.C169];2))" office:value-type="string" office:string-value="0xA6" calcext:value-type="string">
            <text:p>0xA6</text:p>
          </table:table-cell>
          <table:table-cell office:value-type="string" calcext:value-type="string">
            <text:p>zp</text:p>
          </table:table-cell>
          <table:table-cell table:formula="of:=LEFT(DEC2HEX([.C169];2);1)" office:value-type="string" office:string-value="A" calcext:value-type="string">
            <text:p>A</text:p>
          </table:table-cell>
          <table:table-cell table:formula="of:=RIGHT(DEC2HEX([.C169];2);1)" office:value-type="string" office:string-value="6" calcext:value-type="string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7" calcext:value-type="float">
            <text:p>167</text:p>
          </table:table-cell>
          <table:table-cell table:formula="of:=CONCATENATE(&quot;0x&quot;;DEC2HEX([.C170];2))" office:value-type="string" office:string-value="0xA7" calcext:value-type="string">
            <text:p>0xA7</text:p>
          </table:table-cell>
          <table:table-cell office:value-type="string" calcext:value-type="string">
            <text:p>zp</text:p>
          </table:table-cell>
          <table:table-cell table:formula="of:=LEFT(DEC2HEX([.C170];2);1)" office:value-type="string" office:string-value="A" calcext:value-type="string">
            <text:p>A</text:p>
          </table:table-cell>
          <table:table-cell table:formula="of:=RIGHT(DEC2HEX([.C170];2);1)" office:value-type="string" office:string-value="7" calcext:value-type="string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8" calcext:value-type="float">
            <text:p>168</text:p>
          </table:table-cell>
          <table:table-cell table:formula="of:=CONCATENATE(&quot;0x&quot;;DEC2HEX([.C171];2))" office:value-type="string" office:string-value="0xA8" calcext:value-type="string">
            <text:p>0xA8</text:p>
          </table:table-cell>
          <table:table-cell office:value-type="string" calcext:value-type="string">
            <text:p>imp</text:p>
          </table:table-cell>
          <table:table-cell table:formula="of:=LEFT(DEC2HEX([.C171];2);1)" office:value-type="string" office:string-value="A" calcext:value-type="string">
            <text:p>A</text:p>
          </table:table-cell>
          <table:table-cell table:formula="of:=RIGHT(DEC2HEX([.C17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69" calcext:value-type="float">
            <text:p>169</text:p>
          </table:table-cell>
          <table:table-cell table:formula="of:=CONCATENATE(&quot;0x&quot;;DEC2HEX([.C172];2))" office:value-type="string" office:string-value="0xA9" calcext:value-type="string">
            <text:p>0xA9</text:p>
          </table:table-cell>
          <table:table-cell office:value-type="string" calcext:value-type="string">
            <text:p>imm</text:p>
          </table:table-cell>
          <table:table-cell table:formula="of:=LEFT(DEC2HEX([.C172];2);1)" office:value-type="string" office:string-value="A" calcext:value-type="string">
            <text:p>A</text:p>
          </table:table-cell>
          <table:table-cell table:formula="of:=RIGHT(DEC2HEX([.C172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0" calcext:value-type="float">
            <text:p>170</text:p>
          </table:table-cell>
          <table:table-cell table:formula="of:=CONCATENATE(&quot;0x&quot;;DEC2HEX([.C173];2))" office:value-type="string" office:string-value="0xAA" calcext:value-type="string">
            <text:p>0xAA</text:p>
          </table:table-cell>
          <table:table-cell office:value-type="string" calcext:value-type="string">
            <text:p>imp</text:p>
          </table:table-cell>
          <table:table-cell table:formula="of:=LEFT(DEC2HEX([.C173];2);1)" office:value-type="string" office:string-value="A" calcext:value-type="string">
            <text:p>A</text:p>
          </table:table-cell>
          <table:table-cell table:formula="of:=RIGHT(DEC2HEX([.C17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1" calcext:value-type="float">
            <text:p>171</text:p>
          </table:table-cell>
          <table:table-cell table:formula="of:=CONCATENATE(&quot;0x&quot;;DEC2HEX([.C174];2))" office:value-type="string" office:string-value="0xAB" calcext:value-type="string">
            <text:p>0xAB</text:p>
          </table:table-cell>
          <table:table-cell office:value-type="string" calcext:value-type="string">
            <text:p>imm</text:p>
          </table:table-cell>
          <table:table-cell table:formula="of:=LEFT(DEC2HEX([.C174];2);1)" office:value-type="string" office:string-value="A" calcext:value-type="string">
            <text:p>A</text:p>
          </table:table-cell>
          <table:table-cell table:formula="of:=RIGHT(DEC2HEX([.C174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2" calcext:value-type="float">
            <text:p>172</text:p>
          </table:table-cell>
          <table:table-cell table:formula="of:=CONCATENATE(&quot;0x&quot;;DEC2HEX([.C175];2))" office:value-type="string" office:string-value="0xAC" calcext:value-type="string">
            <text:p>0xAC</text:p>
          </table:table-cell>
          <table:table-cell office:value-type="string" calcext:value-type="string">
            <text:p>abso</text:p>
          </table:table-cell>
          <table:table-cell table:formula="of:=LEFT(DEC2HEX([.C175];2);1)" office:value-type="string" office:string-value="A" calcext:value-type="string">
            <text:p>A</text:p>
          </table:table-cell>
          <table:table-cell table:formula="of:=RIGHT(DEC2HEX([.C17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3" calcext:value-type="float">
            <text:p>173</text:p>
          </table:table-cell>
          <table:table-cell table:formula="of:=CONCATENATE(&quot;0x&quot;;DEC2HEX([.C176];2))" office:value-type="string" office:string-value="0xAD" calcext:value-type="string">
            <text:p>0xAD</text:p>
          </table:table-cell>
          <table:table-cell office:value-type="string" calcext:value-type="string">
            <text:p>abso</text:p>
          </table:table-cell>
          <table:table-cell table:formula="of:=LEFT(DEC2HEX([.C176];2);1)" office:value-type="string" office:string-value="A" calcext:value-type="string">
            <text:p>A</text:p>
          </table:table-cell>
          <table:table-cell table:formula="of:=RIGHT(DEC2HEX([.C17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4" calcext:value-type="float">
            <text:p>174</text:p>
          </table:table-cell>
          <table:table-cell table:formula="of:=CONCATENATE(&quot;0x&quot;;DEC2HEX([.C177];2))" office:value-type="string" office:string-value="0xAE" calcext:value-type="string">
            <text:p>0xAE</text:p>
          </table:table-cell>
          <table:table-cell office:value-type="string" calcext:value-type="string">
            <text:p>abso</text:p>
          </table:table-cell>
          <table:table-cell table:formula="of:=LEFT(DEC2HEX([.C177];2);1)" office:value-type="string" office:string-value="A" calcext:value-type="string">
            <text:p>A</text:p>
          </table:table-cell>
          <table:table-cell table:formula="of:=RIGHT(DEC2HEX([.C177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5" calcext:value-type="float">
            <text:p>175</text:p>
          </table:table-cell>
          <table:table-cell table:formula="of:=CONCATENATE(&quot;0x&quot;;DEC2HEX([.C178];2))" office:value-type="string" office:string-value="0xAF" calcext:value-type="string">
            <text:p>0xAF</text:p>
          </table:table-cell>
          <table:table-cell office:value-type="string" calcext:value-type="string">
            <text:p>abso</text:p>
          </table:table-cell>
          <table:table-cell table:formula="of:=LEFT(DEC2HEX([.C178];2);1)" office:value-type="string" office:string-value="A" calcext:value-type="string">
            <text:p>A</text:p>
          </table:table-cell>
          <table:table-cell table:formula="of:=RIGHT(DEC2HEX([.C178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6" calcext:value-type="float">
            <text:p>176</text:p>
          </table:table-cell>
          <table:table-cell table:formula="of:=CONCATENATE(&quot;0x&quot;;DEC2HEX([.C179];2))" office:value-type="string" office:string-value="0xB0" calcext:value-type="string">
            <text:p>0xB0</text:p>
          </table:table-cell>
          <table:table-cell office:value-type="string" calcext:value-type="string">
            <text:p>rel</text:p>
          </table:table-cell>
          <table:table-cell table:formula="of:=LEFT(DEC2HEX([.C179];2);1)" office:value-type="string" office:string-value="B" calcext:value-type="string">
            <text:p>B</text:p>
          </table:table-cell>
          <table:table-cell table:formula="of:=RIGHT(DEC2HEX([.C179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s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7" calcext:value-type="float">
            <text:p>177</text:p>
          </table:table-cell>
          <table:table-cell table:formula="of:=CONCATENATE(&quot;0x&quot;;DEC2HEX([.C180];2))" office:value-type="string" office:string-value="0xB1" calcext:value-type="string">
            <text:p>0xB1</text:p>
          </table:table-cell>
          <table:table-cell office:value-type="string" calcext:value-type="string">
            <text:p>indy</text:p>
          </table:table-cell>
          <table:table-cell table:formula="of:=LEFT(DEC2HEX([.C180];2);1)" office:value-type="string" office:string-value="B" calcext:value-type="string">
            <text:p>B</text:p>
          </table:table-cell>
          <table:table-cell table:formula="of:=RIGHT(DEC2HEX([.C180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8" calcext:value-type="float">
            <text:p>178</text:p>
          </table:table-cell>
          <table:table-cell table:formula="of:=CONCATENATE(&quot;0x&quot;;DEC2HEX([.C181];2))" office:value-type="string" office:string-value="0xB2" calcext:value-type="string">
            <text:p>0xB2</text:p>
          </table:table-cell>
          <table:table-cell office:value-type="string" calcext:value-type="string">
            <text:p>imp</text:p>
          </table:table-cell>
          <table:table-cell table:formula="of:=LEFT(DEC2HEX([.C181];2);1)" office:value-type="string" office:string-value="B" calcext:value-type="string">
            <text:p>B</text:p>
          </table:table-cell>
          <table:table-cell table:formula="of:=RIGHT(DEC2HEX([.C181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79" calcext:value-type="float">
            <text:p>179</text:p>
          </table:table-cell>
          <table:table-cell table:formula="of:=CONCATENATE(&quot;0x&quot;;DEC2HEX([.C182];2))" office:value-type="string" office:string-value="0xB3" calcext:value-type="string">
            <text:p>0xB3</text:p>
          </table:table-cell>
          <table:table-cell office:value-type="string" calcext:value-type="string">
            <text:p>indy</text:p>
          </table:table-cell>
          <table:table-cell table:formula="of:=LEFT(DEC2HEX([.C182];2);1)" office:value-type="string" office:string-value="B" calcext:value-type="string">
            <text:p>B</text:p>
          </table:table-cell>
          <table:table-cell table:formula="of:=RIGHT(DEC2HEX([.C182];2);1)" office:value-type="string" office:string-value="3" calcext:value-type="string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0" calcext:value-type="float">
            <text:p>180</text:p>
          </table:table-cell>
          <table:table-cell table:formula="of:=CONCATENATE(&quot;0x&quot;;DEC2HEX([.C183];2))" office:value-type="string" office:string-value="0xB4" calcext:value-type="string">
            <text:p>0xB4</text:p>
          </table:table-cell>
          <table:table-cell office:value-type="string" calcext:value-type="string">
            <text:p>zpx</text:p>
          </table:table-cell>
          <table:table-cell table:formula="of:=LEFT(DEC2HEX([.C183];2);1)" office:value-type="string" office:string-value="B" calcext:value-type="string">
            <text:p>B</text:p>
          </table:table-cell>
          <table:table-cell table:formula="of:=RIGHT(DEC2HEX([.C183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1" calcext:value-type="float">
            <text:p>181</text:p>
          </table:table-cell>
          <table:table-cell table:formula="of:=CONCATENATE(&quot;0x&quot;;DEC2HEX([.C184];2))" office:value-type="string" office:string-value="0xB5" calcext:value-type="string">
            <text:p>0xB5</text:p>
          </table:table-cell>
          <table:table-cell office:value-type="string" calcext:value-type="string">
            <text:p>zpx</text:p>
          </table:table-cell>
          <table:table-cell table:formula="of:=LEFT(DEC2HEX([.C184];2);1)" office:value-type="string" office:string-value="B" calcext:value-type="string">
            <text:p>B</text:p>
          </table:table-cell>
          <table:table-cell table:formula="of:=RIGHT(DEC2HEX([.C184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2" calcext:value-type="float">
            <text:p>182</text:p>
          </table:table-cell>
          <table:table-cell table:formula="of:=CONCATENATE(&quot;0x&quot;;DEC2HEX([.C185];2))" office:value-type="string" office:string-value="0xB6" calcext:value-type="string">
            <text:p>0xB6</text:p>
          </table:table-cell>
          <table:table-cell office:value-type="string" calcext:value-type="string">
            <text:p>zpy</text:p>
          </table:table-cell>
          <table:table-cell table:formula="of:=LEFT(DEC2HEX([.C185];2);1)" office:value-type="string" office:string-value="B" calcext:value-type="string">
            <text:p>B</text:p>
          </table:table-cell>
          <table:table-cell table:formula="of:=RIGHT(DEC2HEX([.C185];2);1)" office:value-type="string" office:string-value="6" calcext:value-type="string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3" calcext:value-type="float">
            <text:p>183</text:p>
          </table:table-cell>
          <table:table-cell table:formula="of:=CONCATENATE(&quot;0x&quot;;DEC2HEX([.C186];2))" office:value-type="string" office:string-value="0xB7" calcext:value-type="string">
            <text:p>0xB7</text:p>
          </table:table-cell>
          <table:table-cell office:value-type="string" calcext:value-type="string">
            <text:p>zpy</text:p>
          </table:table-cell>
          <table:table-cell table:formula="of:=LEFT(DEC2HEX([.C186];2);1)" office:value-type="string" office:string-value="B" calcext:value-type="string">
            <text:p>B</text:p>
          </table:table-cell>
          <table:table-cell table:formula="of:=RIGHT(DEC2HEX([.C186];2);1)" office:value-type="string" office:string-value="7" calcext:value-type="string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4" calcext:value-type="float">
            <text:p>184</text:p>
          </table:table-cell>
          <table:table-cell table:formula="of:=CONCATENATE(&quot;0x&quot;;DEC2HEX([.C187];2))" office:value-type="string" office:string-value="0xB8" calcext:value-type="string">
            <text:p>0xB8</text:p>
          </table:table-cell>
          <table:table-cell office:value-type="string" calcext:value-type="string">
            <text:p>imp</text:p>
          </table:table-cell>
          <table:table-cell table:formula="of:=LEFT(DEC2HEX([.C187];2);1)" office:value-type="string" office:string-value="B" calcext:value-type="string">
            <text:p>B</text:p>
          </table:table-cell>
          <table:table-cell table:formula="of:=RIGHT(DEC2HEX([.C187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v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5" calcext:value-type="float">
            <text:p>185</text:p>
          </table:table-cell>
          <table:table-cell table:formula="of:=CONCATENATE(&quot;0x&quot;;DEC2HEX([.C188];2))" office:value-type="string" office:string-value="0xB9" calcext:value-type="string">
            <text:p>0xB9</text:p>
          </table:table-cell>
          <table:table-cell office:value-type="string" calcext:value-type="string">
            <text:p>absy</text:p>
          </table:table-cell>
          <table:table-cell table:formula="of:=LEFT(DEC2HEX([.C188];2);1)" office:value-type="string" office:string-value="B" calcext:value-type="string">
            <text:p>B</text:p>
          </table:table-cell>
          <table:table-cell table:formula="of:=RIGHT(DEC2HEX([.C188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6" calcext:value-type="float">
            <text:p>186</text:p>
          </table:table-cell>
          <table:table-cell table:formula="of:=CONCATENATE(&quot;0x&quot;;DEC2HEX([.C189];2))" office:value-type="string" office:string-value="0xBA" calcext:value-type="string">
            <text:p>0xBA</text:p>
          </table:table-cell>
          <table:table-cell office:value-type="string" calcext:value-type="string">
            <text:p>imp</text:p>
          </table:table-cell>
          <table:table-cell table:formula="of:=LEFT(DEC2HEX([.C189];2);1)" office:value-type="string" office:string-value="B" calcext:value-type="string">
            <text:p>B</text:p>
          </table:table-cell>
          <table:table-cell table:formula="of:=RIGHT(DEC2HEX([.C189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7" calcext:value-type="float">
            <text:p>187</text:p>
          </table:table-cell>
          <table:table-cell table:formula="of:=CONCATENATE(&quot;0x&quot;;DEC2HEX([.C190];2))" office:value-type="string" office:string-value="0xBB" calcext:value-type="string">
            <text:p>0xBB</text:p>
          </table:table-cell>
          <table:table-cell office:value-type="string" calcext:value-type="string">
            <text:p>absy</text:p>
          </table:table-cell>
          <table:table-cell table:formula="of:=LEFT(DEC2HEX([.C190];2);1)" office:value-type="string" office:string-value="B" calcext:value-type="string">
            <text:p>B</text:p>
          </table:table-cell>
          <table:table-cell table:formula="of:=RIGHT(DEC2HEX([.C190];2);1)" office:value-type="string" office:string-value="B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8" calcext:value-type="float">
            <text:p>188</text:p>
          </table:table-cell>
          <table:table-cell table:formula="of:=CONCATENATE(&quot;0x&quot;;DEC2HEX([.C191];2))" office:value-type="string" office:string-value="0xBC" calcext:value-type="string">
            <text:p>0xBC</text:p>
          </table:table-cell>
          <table:table-cell office:value-type="string" calcext:value-type="string">
            <text:p>absx</text:p>
          </table:table-cell>
          <table:table-cell table:formula="of:=LEFT(DEC2HEX([.C191];2);1)" office:value-type="string" office:string-value="B" calcext:value-type="string">
            <text:p>B</text:p>
          </table:table-cell>
          <table:table-cell table:formula="of:=RIGHT(DEC2HEX([.C191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89" calcext:value-type="float">
            <text:p>189</text:p>
          </table:table-cell>
          <table:table-cell table:formula="of:=CONCATENATE(&quot;0x&quot;;DEC2HEX([.C192];2))" office:value-type="string" office:string-value="0xBD" calcext:value-type="string">
            <text:p>0xBD</text:p>
          </table:table-cell>
          <table:table-cell office:value-type="string" calcext:value-type="string">
            <text:p>absx</text:p>
          </table:table-cell>
          <table:table-cell table:formula="of:=LEFT(DEC2HEX([.C192];2);1)" office:value-type="string" office:string-value="B" calcext:value-type="string">
            <text:p>B</text:p>
          </table:table-cell>
          <table:table-cell table:formula="of:=RIGHT(DEC2HEX([.C192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a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0" calcext:value-type="float">
            <text:p>190</text:p>
          </table:table-cell>
          <table:table-cell table:formula="of:=CONCATENATE(&quot;0x&quot;;DEC2HEX([.C193];2))" office:value-type="string" office:string-value="0xBE" calcext:value-type="string">
            <text:p>0xBE</text:p>
          </table:table-cell>
          <table:table-cell office:value-type="string" calcext:value-type="string">
            <text:p>absy</text:p>
          </table:table-cell>
          <table:table-cell table:formula="of:=LEFT(DEC2HEX([.C193];2);1)" office:value-type="string" office:string-value="B" calcext:value-type="string">
            <text:p>B</text:p>
          </table:table-cell>
          <table:table-cell table:formula="of:=RIGHT(DEC2HEX([.C193];2);1)" office:value-type="string" office:string-value="E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1" calcext:value-type="float">
            <text:p>191</text:p>
          </table:table-cell>
          <table:table-cell table:formula="of:=CONCATENATE(&quot;0x&quot;;DEC2HEX([.C194];2))" office:value-type="string" office:string-value="0xBF" calcext:value-type="string">
            <text:p>0xBF</text:p>
          </table:table-cell>
          <table:table-cell office:value-type="string" calcext:value-type="string">
            <text:p>absy</text:p>
          </table:table-cell>
          <table:table-cell table:formula="of:=LEFT(DEC2HEX([.C194];2);1)" office:value-type="string" office:string-value="B" calcext:value-type="string">
            <text:p>B</text:p>
          </table:table-cell>
          <table:table-cell table:formula="of:=RIGHT(DEC2HEX([.C194];2);1)" office:value-type="string" office:string-value="F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2" calcext:value-type="float">
            <text:p>192</text:p>
          </table:table-cell>
          <table:table-cell table:formula="of:=CONCATENATE(&quot;0x&quot;;DEC2HEX([.C195];2))" office:value-type="string" office:string-value="0xC0" calcext:value-type="string">
            <text:p>0xC0</text:p>
          </table:table-cell>
          <table:table-cell office:value-type="string" calcext:value-type="string">
            <text:p>imm</text:p>
          </table:table-cell>
          <table:table-cell table:formula="of:=LEFT(DEC2HEX([.C195];2);1)" office:value-type="string" office:string-value="C" calcext:value-type="string">
            <text:p>C</text:p>
          </table:table-cell>
          <table:table-cell table:formula="of:=RIGHT(DEC2HEX([.C195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3" calcext:value-type="float">
            <text:p>193</text:p>
          </table:table-cell>
          <table:table-cell table:formula="of:=CONCATENATE(&quot;0x&quot;;DEC2HEX([.C196];2))" office:value-type="string" office:string-value="0xC1" calcext:value-type="string">
            <text:p>0xC1</text:p>
          </table:table-cell>
          <table:table-cell office:value-type="string" calcext:value-type="string">
            <text:p>indx</text:p>
          </table:table-cell>
          <table:table-cell table:formula="of:=LEFT(DEC2HEX([.C196];2);1)" office:value-type="string" office:string-value="C" calcext:value-type="string">
            <text:p>C</text:p>
          </table:table-cell>
          <table:table-cell table:formula="of:=RIGHT(DEC2HEX([.C196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4" calcext:value-type="float">
            <text:p>194</text:p>
          </table:table-cell>
          <table:table-cell table:formula="of:=CONCATENATE(&quot;0x&quot;;DEC2HEX([.C197];2))" office:value-type="string" office:string-value="0xC2" calcext:value-type="string">
            <text:p>0xC2</text:p>
          </table:table-cell>
          <table:table-cell office:value-type="string" calcext:value-type="string">
            <text:p>imm</text:p>
          </table:table-cell>
          <table:table-cell table:formula="of:=LEFT(DEC2HEX([.C197];2);1)" office:value-type="string" office:string-value="C" calcext:value-type="string">
            <text:p>C</text:p>
          </table:table-cell>
          <table:table-cell table:formula="of:=RIGHT(DEC2HEX([.C197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5" calcext:value-type="float">
            <text:p>195</text:p>
          </table:table-cell>
          <table:table-cell table:formula="of:=CONCATENATE(&quot;0x&quot;;DEC2HEX([.C198];2))" office:value-type="string" office:string-value="0xC3" calcext:value-type="string">
            <text:p>0xC3</text:p>
          </table:table-cell>
          <table:table-cell office:value-type="string" calcext:value-type="string">
            <text:p>indx</text:p>
          </table:table-cell>
          <table:table-cell table:formula="of:=LEFT(DEC2HEX([.C198];2);1)" office:value-type="string" office:string-value="C" calcext:value-type="string">
            <text:p>C</text:p>
          </table:table-cell>
          <table:table-cell table:formula="of:=RIGHT(DEC2HEX([.C198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6" calcext:value-type="float">
            <text:p>196</text:p>
          </table:table-cell>
          <table:table-cell table:formula="of:=CONCATENATE(&quot;0x&quot;;DEC2HEX([.C199];2))" office:value-type="string" office:string-value="0xC4" calcext:value-type="string">
            <text:p>0xC4</text:p>
          </table:table-cell>
          <table:table-cell office:value-type="string" calcext:value-type="string">
            <text:p>zp</text:p>
          </table:table-cell>
          <table:table-cell table:formula="of:=LEFT(DEC2HEX([.C199];2);1)" office:value-type="string" office:string-value="C" calcext:value-type="string">
            <text:p>C</text:p>
          </table:table-cell>
          <table:table-cell table:formula="of:=RIGHT(DEC2HEX([.C199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7" calcext:value-type="float">
            <text:p>197</text:p>
          </table:table-cell>
          <table:table-cell table:formula="of:=CONCATENATE(&quot;0x&quot;;DEC2HEX([.C200];2))" office:value-type="string" office:string-value="0xC5" calcext:value-type="string">
            <text:p>0xC5</text:p>
          </table:table-cell>
          <table:table-cell office:value-type="string" calcext:value-type="string">
            <text:p>zp</text:p>
          </table:table-cell>
          <table:table-cell table:formula="of:=LEFT(DEC2HEX([.C200];2);1)" office:value-type="string" office:string-value="C" calcext:value-type="string">
            <text:p>C</text:p>
          </table:table-cell>
          <table:table-cell table:formula="of:=RIGHT(DEC2HEX([.C200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8" calcext:value-type="float">
            <text:p>198</text:p>
          </table:table-cell>
          <table:table-cell table:formula="of:=CONCATENATE(&quot;0x&quot;;DEC2HEX([.C201];2))" office:value-type="string" office:string-value="0xC6" calcext:value-type="string">
            <text:p>0xC6</text:p>
          </table:table-cell>
          <table:table-cell office:value-type="string" calcext:value-type="string">
            <text:p>zp</text:p>
          </table:table-cell>
          <table:table-cell table:formula="of:=LEFT(DEC2HEX([.C201];2);1)" office:value-type="string" office:string-value="C" calcext:value-type="string">
            <text:p>C</text:p>
          </table:table-cell>
          <table:table-cell table:formula="of:=RIGHT(DEC2HEX([.C201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199" calcext:value-type="float">
            <text:p>199</text:p>
          </table:table-cell>
          <table:table-cell table:formula="of:=CONCATENATE(&quot;0x&quot;;DEC2HEX([.C202];2))" office:value-type="string" office:string-value="0xC7" calcext:value-type="string">
            <text:p>0xC7</text:p>
          </table:table-cell>
          <table:table-cell office:value-type="string" calcext:value-type="string">
            <text:p>zp</text:p>
          </table:table-cell>
          <table:table-cell table:formula="of:=LEFT(DEC2HEX([.C202];2);1)" office:value-type="string" office:string-value="C" calcext:value-type="string">
            <text:p>C</text:p>
          </table:table-cell>
          <table:table-cell table:formula="of:=RIGHT(DEC2HEX([.C202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0" calcext:value-type="float">
            <text:p>200</text:p>
          </table:table-cell>
          <table:table-cell table:formula="of:=CONCATENATE(&quot;0x&quot;;DEC2HEX([.C203];2))" office:value-type="string" office:string-value="0xC8" calcext:value-type="string">
            <text:p>0xC8</text:p>
          </table:table-cell>
          <table:table-cell office:value-type="string" calcext:value-type="string">
            <text:p>imp</text:p>
          </table:table-cell>
          <table:table-cell table:formula="of:=LEFT(DEC2HEX([.C203];2);1)" office:value-type="string" office:string-value="C" calcext:value-type="string">
            <text:p>C</text:p>
          </table:table-cell>
          <table:table-cell table:formula="of:=RIGHT(DEC2HEX([.C203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1" calcext:value-type="float">
            <text:p>201</text:p>
          </table:table-cell>
          <table:table-cell table:formula="of:=CONCATENATE(&quot;0x&quot;;DEC2HEX([.C204];2))" office:value-type="string" office:string-value="0xC9" calcext:value-type="string">
            <text:p>0xC9</text:p>
          </table:table-cell>
          <table:table-cell office:value-type="string" calcext:value-type="string">
            <text:p>imm</text:p>
          </table:table-cell>
          <table:table-cell table:formula="of:=LEFT(DEC2HEX([.C204];2);1)" office:value-type="string" office:string-value="C" calcext:value-type="string">
            <text:p>C</text:p>
          </table:table-cell>
          <table:table-cell table:formula="of:=RIGHT(DEC2HEX([.C204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2" calcext:value-type="float">
            <text:p>202</text:p>
          </table:table-cell>
          <table:table-cell table:formula="of:=CONCATENATE(&quot;0x&quot;;DEC2HEX([.C205];2))" office:value-type="string" office:string-value="0xCA" calcext:value-type="string">
            <text:p>0xCA</text:p>
          </table:table-cell>
          <table:table-cell office:value-type="string" calcext:value-type="string">
            <text:p>imp</text:p>
          </table:table-cell>
          <table:table-cell table:formula="of:=LEFT(DEC2HEX([.C205];2);1)" office:value-type="string" office:string-value="C" calcext:value-type="string">
            <text:p>C</text:p>
          </table:table-cell>
          <table:table-cell table:formula="of:=RIGHT(DEC2HEX([.C205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3" calcext:value-type="float">
            <text:p>203</text:p>
          </table:table-cell>
          <table:table-cell table:formula="of:=CONCATENATE(&quot;0x&quot;;DEC2HEX([.C206];2))" office:value-type="string" office:string-value="0xCB" calcext:value-type="string">
            <text:p>0xCB</text:p>
          </table:table-cell>
          <table:table-cell office:value-type="string" calcext:value-type="string">
            <text:p>imm</text:p>
          </table:table-cell>
          <table:table-cell table:formula="of:=LEFT(DEC2HEX([.C206];2);1)" office:value-type="string" office:string-value="C" calcext:value-type="string">
            <text:p>C</text:p>
          </table:table-cell>
          <table:table-cell table:formula="of:=RIGHT(DEC2HEX([.C206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4" calcext:value-type="float">
            <text:p>204</text:p>
          </table:table-cell>
          <table:table-cell table:formula="of:=CONCATENATE(&quot;0x&quot;;DEC2HEX([.C207];2))" office:value-type="string" office:string-value="0xCC" calcext:value-type="string">
            <text:p>0xCC</text:p>
          </table:table-cell>
          <table:table-cell office:value-type="string" calcext:value-type="string">
            <text:p>abso</text:p>
          </table:table-cell>
          <table:table-cell table:formula="of:=LEFT(DEC2HEX([.C207];2);1)" office:value-type="string" office:string-value="C" calcext:value-type="string">
            <text:p>C</text:p>
          </table:table-cell>
          <table:table-cell table:formula="of:=RIGHT(DEC2HEX([.C207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y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5" calcext:value-type="float">
            <text:p>205</text:p>
          </table:table-cell>
          <table:table-cell table:formula="of:=CONCATENATE(&quot;0x&quot;;DEC2HEX([.C208];2))" office:value-type="string" office:string-value="0xCD" calcext:value-type="string">
            <text:p>0xCD</text:p>
          </table:table-cell>
          <table:table-cell office:value-type="string" calcext:value-type="string">
            <text:p>abso</text:p>
          </table:table-cell>
          <table:table-cell table:formula="of:=LEFT(DEC2HEX([.C208];2);1)" office:value-type="string" office:string-value="C" calcext:value-type="string">
            <text:p>C</text:p>
          </table:table-cell>
          <table:table-cell table:formula="of:=RIGHT(DEC2HEX([.C208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6" calcext:value-type="float">
            <text:p>206</text:p>
          </table:table-cell>
          <table:table-cell table:formula="of:=CONCATENATE(&quot;0x&quot;;DEC2HEX([.C209];2))" office:value-type="string" office:string-value="0xCE" calcext:value-type="string">
            <text:p>0xCE</text:p>
          </table:table-cell>
          <table:table-cell office:value-type="string" calcext:value-type="string">
            <text:p>abso</text:p>
          </table:table-cell>
          <table:table-cell table:formula="of:=LEFT(DEC2HEX([.C209];2);1)" office:value-type="string" office:string-value="C" calcext:value-type="string">
            <text:p>C</text:p>
          </table:table-cell>
          <table:table-cell table:formula="of:=RIGHT(DEC2HEX([.C209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7" calcext:value-type="float">
            <text:p>207</text:p>
          </table:table-cell>
          <table:table-cell table:formula="of:=CONCATENATE(&quot;0x&quot;;DEC2HEX([.C210];2))" office:value-type="string" office:string-value="0xCF" calcext:value-type="string">
            <text:p>0xCF</text:p>
          </table:table-cell>
          <table:table-cell office:value-type="string" calcext:value-type="string">
            <text:p>abso</text:p>
          </table:table-cell>
          <table:table-cell table:formula="of:=LEFT(DEC2HEX([.C210];2);1)" office:value-type="string" office:string-value="C" calcext:value-type="string">
            <text:p>C</text:p>
          </table:table-cell>
          <table:table-cell table:formula="of:=RIGHT(DEC2HEX([.C210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8" calcext:value-type="float">
            <text:p>208</text:p>
          </table:table-cell>
          <table:table-cell table:formula="of:=CONCATENATE(&quot;0x&quot;;DEC2HEX([.C211];2))" office:value-type="string" office:string-value="0xD0" calcext:value-type="string">
            <text:p>0xD0</text:p>
          </table:table-cell>
          <table:table-cell office:value-type="string" calcext:value-type="string">
            <text:p>rel</text:p>
          </table:table-cell>
          <table:table-cell table:formula="of:=LEFT(DEC2HEX([.C211];2);1)" office:value-type="string" office:string-value="D" calcext:value-type="string">
            <text:p>D</text:p>
          </table:table-cell>
          <table:table-cell table:formula="of:=RIGHT(DEC2HEX([.C211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ne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09" calcext:value-type="float">
            <text:p>209</text:p>
          </table:table-cell>
          <table:table-cell table:formula="of:=CONCATENATE(&quot;0x&quot;;DEC2HEX([.C212];2))" office:value-type="string" office:string-value="0xD1" calcext:value-type="string">
            <text:p>0xD1</text:p>
          </table:table-cell>
          <table:table-cell office:value-type="string" calcext:value-type="string">
            <text:p>indy</text:p>
          </table:table-cell>
          <table:table-cell table:formula="of:=LEFT(DEC2HEX([.C212];2);1)" office:value-type="string" office:string-value="D" calcext:value-type="string">
            <text:p>D</text:p>
          </table:table-cell>
          <table:table-cell table:formula="of:=RIGHT(DEC2HEX([.C212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0" calcext:value-type="float">
            <text:p>210</text:p>
          </table:table-cell>
          <table:table-cell table:formula="of:=CONCATENATE(&quot;0x&quot;;DEC2HEX([.C213];2))" office:value-type="string" office:string-value="0xD2" calcext:value-type="string">
            <text:p>0xD2</text:p>
          </table:table-cell>
          <table:table-cell office:value-type="string" calcext:value-type="string">
            <text:p>imp</text:p>
          </table:table-cell>
          <table:table-cell table:formula="of:=LEFT(DEC2HEX([.C213];2);1)" office:value-type="string" office:string-value="D" calcext:value-type="string">
            <text:p>D</text:p>
          </table:table-cell>
          <table:table-cell table:formula="of:=RIGHT(DEC2HEX([.C213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1" calcext:value-type="float">
            <text:p>211</text:p>
          </table:table-cell>
          <table:table-cell table:formula="of:=CONCATENATE(&quot;0x&quot;;DEC2HEX([.C214];2))" office:value-type="string" office:string-value="0xD3" calcext:value-type="string">
            <text:p>0xD3</text:p>
          </table:table-cell>
          <table:table-cell office:value-type="string" calcext:value-type="string">
            <text:p>indy</text:p>
          </table:table-cell>
          <table:table-cell table:formula="of:=LEFT(DEC2HEX([.C214];2);1)" office:value-type="string" office:string-value="D" calcext:value-type="string">
            <text:p>D</text:p>
          </table:table-cell>
          <table:table-cell table:formula="of:=RIGHT(DEC2HEX([.C214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2" calcext:value-type="float">
            <text:p>212</text:p>
          </table:table-cell>
          <table:table-cell table:formula="of:=CONCATENATE(&quot;0x&quot;;DEC2HEX([.C215];2))" office:value-type="string" office:string-value="0xD4" calcext:value-type="string">
            <text:p>0xD4</text:p>
          </table:table-cell>
          <table:table-cell office:value-type="string" calcext:value-type="string">
            <text:p>zpx</text:p>
          </table:table-cell>
          <table:table-cell table:formula="of:=LEFT(DEC2HEX([.C215];2);1)" office:value-type="string" office:string-value="D" calcext:value-type="string">
            <text:p>D</text:p>
          </table:table-cell>
          <table:table-cell table:formula="of:=RIGHT(DEC2HEX([.C215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3" calcext:value-type="float">
            <text:p>213</text:p>
          </table:table-cell>
          <table:table-cell table:formula="of:=CONCATENATE(&quot;0x&quot;;DEC2HEX([.C216];2))" office:value-type="string" office:string-value="0xD5" calcext:value-type="string">
            <text:p>0xD5</text:p>
          </table:table-cell>
          <table:table-cell office:value-type="string" calcext:value-type="string">
            <text:p>zpx</text:p>
          </table:table-cell>
          <table:table-cell table:formula="of:=LEFT(DEC2HEX([.C216];2);1)" office:value-type="string" office:string-value="D" calcext:value-type="string">
            <text:p>D</text:p>
          </table:table-cell>
          <table:table-cell table:formula="of:=RIGHT(DEC2HEX([.C216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4" calcext:value-type="float">
            <text:p>214</text:p>
          </table:table-cell>
          <table:table-cell table:formula="of:=CONCATENATE(&quot;0x&quot;;DEC2HEX([.C217];2))" office:value-type="string" office:string-value="0xD6" calcext:value-type="string">
            <text:p>0xD6</text:p>
          </table:table-cell>
          <table:table-cell office:value-type="string" calcext:value-type="string">
            <text:p>zpx</text:p>
          </table:table-cell>
          <table:table-cell table:formula="of:=LEFT(DEC2HEX([.C217];2);1)" office:value-type="string" office:string-value="D" calcext:value-type="string">
            <text:p>D</text:p>
          </table:table-cell>
          <table:table-cell table:formula="of:=RIGHT(DEC2HEX([.C217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5" calcext:value-type="float">
            <text:p>215</text:p>
          </table:table-cell>
          <table:table-cell table:formula="of:=CONCATENATE(&quot;0x&quot;;DEC2HEX([.C218];2))" office:value-type="string" office:string-value="0xD7" calcext:value-type="string">
            <text:p>0xD7</text:p>
          </table:table-cell>
          <table:table-cell office:value-type="string" calcext:value-type="string">
            <text:p>zpx</text:p>
          </table:table-cell>
          <table:table-cell table:formula="of:=LEFT(DEC2HEX([.C218];2);1)" office:value-type="string" office:string-value="D" calcext:value-type="string">
            <text:p>D</text:p>
          </table:table-cell>
          <table:table-cell table:formula="of:=RIGHT(DEC2HEX([.C218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6" calcext:value-type="float">
            <text:p>216</text:p>
          </table:table-cell>
          <table:table-cell table:formula="of:=CONCATENATE(&quot;0x&quot;;DEC2HEX([.C219];2))" office:value-type="string" office:string-value="0xD8" calcext:value-type="string">
            <text:p>0xD8</text:p>
          </table:table-cell>
          <table:table-cell office:value-type="string" calcext:value-type="string">
            <text:p>imp</text:p>
          </table:table-cell>
          <table:table-cell table:formula="of:=LEFT(DEC2HEX([.C219];2);1)" office:value-type="string" office:string-value="D" calcext:value-type="string">
            <text:p>D</text:p>
          </table:table-cell>
          <table:table-cell table:formula="of:=RIGHT(DEC2HEX([.C219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7" calcext:value-type="float">
            <text:p>217</text:p>
          </table:table-cell>
          <table:table-cell table:formula="of:=CONCATENATE(&quot;0x&quot;;DEC2HEX([.C220];2))" office:value-type="string" office:string-value="0xD9" calcext:value-type="string">
            <text:p>0xD9</text:p>
          </table:table-cell>
          <table:table-cell office:value-type="string" calcext:value-type="string">
            <text:p>absy</text:p>
          </table:table-cell>
          <table:table-cell table:formula="of:=LEFT(DEC2HEX([.C220];2);1)" office:value-type="string" office:string-value="D" calcext:value-type="string">
            <text:p>D</text:p>
          </table:table-cell>
          <table:table-cell table:formula="of:=RIGHT(DEC2HEX([.C220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8" calcext:value-type="float">
            <text:p>218</text:p>
          </table:table-cell>
          <table:table-cell table:formula="of:=CONCATENATE(&quot;0x&quot;;DEC2HEX([.C221];2))" office:value-type="string" office:string-value="0xDA" calcext:value-type="string">
            <text:p>0xDA</text:p>
          </table:table-cell>
          <table:table-cell office:value-type="string" calcext:value-type="string">
            <text:p>imp</text:p>
          </table:table-cell>
          <table:table-cell table:formula="of:=LEFT(DEC2HEX([.C221];2);1)" office:value-type="string" office:string-value="D" calcext:value-type="string">
            <text:p>D</text:p>
          </table:table-cell>
          <table:table-cell table:formula="of:=RIGHT(DEC2HEX([.C221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19" calcext:value-type="float">
            <text:p>219</text:p>
          </table:table-cell>
          <table:table-cell table:formula="of:=CONCATENATE(&quot;0x&quot;;DEC2HEX([.C222];2))" office:value-type="string" office:string-value="0xDB" calcext:value-type="string">
            <text:p>0xDB</text:p>
          </table:table-cell>
          <table:table-cell office:value-type="string" calcext:value-type="string">
            <text:p>absy</text:p>
          </table:table-cell>
          <table:table-cell table:formula="of:=LEFT(DEC2HEX([.C222];2);1)" office:value-type="string" office:string-value="D" calcext:value-type="string">
            <text:p>D</text:p>
          </table:table-cell>
          <table:table-cell table:formula="of:=RIGHT(DEC2HEX([.C222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0" calcext:value-type="float">
            <text:p>220</text:p>
          </table:table-cell>
          <table:table-cell table:formula="of:=CONCATENATE(&quot;0x&quot;;DEC2HEX([.C223];2))" office:value-type="string" office:string-value="0xDC" calcext:value-type="string">
            <text:p>0xDC</text:p>
          </table:table-cell>
          <table:table-cell office:value-type="string" calcext:value-type="string">
            <text:p>absx</text:p>
          </table:table-cell>
          <table:table-cell table:formula="of:=LEFT(DEC2HEX([.C223];2);1)" office:value-type="string" office:string-value="D" calcext:value-type="string">
            <text:p>D</text:p>
          </table:table-cell>
          <table:table-cell table:formula="of:=RIGHT(DEC2HEX([.C223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1" calcext:value-type="float">
            <text:p>221</text:p>
          </table:table-cell>
          <table:table-cell table:formula="of:=CONCATENATE(&quot;0x&quot;;DEC2HEX([.C224];2))" office:value-type="string" office:string-value="0xDD" calcext:value-type="string">
            <text:p>0xDD</text:p>
          </table:table-cell>
          <table:table-cell office:value-type="string" calcext:value-type="string">
            <text:p>absx</text:p>
          </table:table-cell>
          <table:table-cell table:formula="of:=LEFT(DEC2HEX([.C224];2);1)" office:value-type="string" office:string-value="D" calcext:value-type="string">
            <text:p>D</text:p>
          </table:table-cell>
          <table:table-cell table:formula="of:=RIGHT(DEC2HEX([.C224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m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2" calcext:value-type="float">
            <text:p>222</text:p>
          </table:table-cell>
          <table:table-cell table:formula="of:=CONCATENATE(&quot;0x&quot;;DEC2HEX([.C225];2))" office:value-type="string" office:string-value="0xDE" calcext:value-type="string">
            <text:p>0xDE</text:p>
          </table:table-cell>
          <table:table-cell office:value-type="string" calcext:value-type="string">
            <text:p>absx</text:p>
          </table:table-cell>
          <table:table-cell table:formula="of:=LEFT(DEC2HEX([.C225];2);1)" office:value-type="string" office:string-value="D" calcext:value-type="string">
            <text:p>D</text:p>
          </table:table-cell>
          <table:table-cell table:formula="of:=RIGHT(DEC2HEX([.C225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3" calcext:value-type="float">
            <text:p>223</text:p>
          </table:table-cell>
          <table:table-cell table:formula="of:=CONCATENATE(&quot;0x&quot;;DEC2HEX([.C226];2))" office:value-type="string" office:string-value="0xDF" calcext:value-type="string">
            <text:p>0xDF</text:p>
          </table:table-cell>
          <table:table-cell office:value-type="string" calcext:value-type="string">
            <text:p>absx</text:p>
          </table:table-cell>
          <table:table-cell table:formula="of:=LEFT(DEC2HEX([.C226];2);1)" office:value-type="string" office:string-value="D" calcext:value-type="string">
            <text:p>D</text:p>
          </table:table-cell>
          <table:table-cell table:formula="of:=RIGHT(DEC2HEX([.C226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4" calcext:value-type="float">
            <text:p>224</text:p>
          </table:table-cell>
          <table:table-cell table:formula="of:=CONCATENATE(&quot;0x&quot;;DEC2HEX([.C227];2))" office:value-type="string" office:string-value="0xE0" calcext:value-type="string">
            <text:p>0xE0</text:p>
          </table:table-cell>
          <table:table-cell office:value-type="string" calcext:value-type="string">
            <text:p>imm</text:p>
          </table:table-cell>
          <table:table-cell table:formula="of:=LEFT(DEC2HEX([.C227];2);1)" office:value-type="string" office:string-value="E" calcext:value-type="string">
            <text:p>E</text:p>
          </table:table-cell>
          <table:table-cell table:formula="of:=RIGHT(DEC2HEX([.C227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5" calcext:value-type="float">
            <text:p>225</text:p>
          </table:table-cell>
          <table:table-cell table:formula="of:=CONCATENATE(&quot;0x&quot;;DEC2HEX([.C228];2))" office:value-type="string" office:string-value="0xE1" calcext:value-type="string">
            <text:p>0xE1</text:p>
          </table:table-cell>
          <table:table-cell office:value-type="string" calcext:value-type="string">
            <text:p>indx</text:p>
          </table:table-cell>
          <table:table-cell table:formula="of:=LEFT(DEC2HEX([.C228];2);1)" office:value-type="string" office:string-value="E" calcext:value-type="string">
            <text:p>E</text:p>
          </table:table-cell>
          <table:table-cell table:formula="of:=RIGHT(DEC2HEX([.C228];2);1)" office:value-type="string" office:string-value="1" calcext:value-type="string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6" calcext:value-type="float">
            <text:p>226</text:p>
          </table:table-cell>
          <table:table-cell table:formula="of:=CONCATENATE(&quot;0x&quot;;DEC2HEX([.C229];2))" office:value-type="string" office:string-value="0xE2" calcext:value-type="string">
            <text:p>0xE2</text:p>
          </table:table-cell>
          <table:table-cell office:value-type="string" calcext:value-type="string">
            <text:p>imm</text:p>
          </table:table-cell>
          <table:table-cell table:formula="of:=LEFT(DEC2HEX([.C229];2);1)" office:value-type="string" office:string-value="E" calcext:value-type="string">
            <text:p>E</text:p>
          </table:table-cell>
          <table:table-cell table:formula="of:=RIGHT(DEC2HEX([.C229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7" calcext:value-type="float">
            <text:p>227</text:p>
          </table:table-cell>
          <table:table-cell table:formula="of:=CONCATENATE(&quot;0x&quot;;DEC2HEX([.C230];2))" office:value-type="string" office:string-value="0xE3" calcext:value-type="string">
            <text:p>0xE3</text:p>
          </table:table-cell>
          <table:table-cell office:value-type="string" calcext:value-type="string">
            <text:p>indx</text:p>
          </table:table-cell>
          <table:table-cell table:formula="of:=LEFT(DEC2HEX([.C230];2);1)" office:value-type="string" office:string-value="E" calcext:value-type="string">
            <text:p>E</text:p>
          </table:table-cell>
          <table:table-cell table:formula="of:=RIGHT(DEC2HEX([.C230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8" calcext:value-type="float">
            <text:p>228</text:p>
          </table:table-cell>
          <table:table-cell table:formula="of:=CONCATENATE(&quot;0x&quot;;DEC2HEX([.C231];2))" office:value-type="string" office:string-value="0xE4" calcext:value-type="string">
            <text:p>0xE4</text:p>
          </table:table-cell>
          <table:table-cell office:value-type="string" calcext:value-type="string">
            <text:p>zp</text:p>
          </table:table-cell>
          <table:table-cell table:formula="of:=LEFT(DEC2HEX([.C231];2);1)" office:value-type="string" office:string-value="E" calcext:value-type="string">
            <text:p>E</text:p>
          </table:table-cell>
          <table:table-cell table:formula="of:=RIGHT(DEC2HEX([.C231];2);1)" office:value-type="string" office:string-value="4" calcext:value-type="string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29" calcext:value-type="float">
            <text:p>229</text:p>
          </table:table-cell>
          <table:table-cell table:formula="of:=CONCATENATE(&quot;0x&quot;;DEC2HEX([.C232];2))" office:value-type="string" office:string-value="0xE5" calcext:value-type="string">
            <text:p>0xE5</text:p>
          </table:table-cell>
          <table:table-cell office:value-type="string" calcext:value-type="string">
            <text:p>zp</text:p>
          </table:table-cell>
          <table:table-cell table:formula="of:=LEFT(DEC2HEX([.C232];2);1)" office:value-type="string" office:string-value="E" calcext:value-type="string">
            <text:p>E</text:p>
          </table:table-cell>
          <table:table-cell table:formula="of:=RIGHT(DEC2HEX([.C232];2);1)" office:value-type="string" office:string-value="5" calcext:value-type="string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0" calcext:value-type="float">
            <text:p>230</text:p>
          </table:table-cell>
          <table:table-cell table:formula="of:=CONCATENATE(&quot;0x&quot;;DEC2HEX([.C233];2))" office:value-type="string" office:string-value="0xE6" calcext:value-type="string">
            <text:p>0xE6</text:p>
          </table:table-cell>
          <table:table-cell office:value-type="string" calcext:value-type="string">
            <text:p>zp</text:p>
          </table:table-cell>
          <table:table-cell table:formula="of:=LEFT(DEC2HEX([.C233];2);1)" office:value-type="string" office:string-value="E" calcext:value-type="string">
            <text:p>E</text:p>
          </table:table-cell>
          <table:table-cell table:formula="of:=RIGHT(DEC2HEX([.C233];2);1)" office:value-type="string" office:string-value="6" calcext:value-type="string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1" calcext:value-type="float">
            <text:p>231</text:p>
          </table:table-cell>
          <table:table-cell table:formula="of:=CONCATENATE(&quot;0x&quot;;DEC2HEX([.C234];2))" office:value-type="string" office:string-value="0xE7" calcext:value-type="string">
            <text:p>0xE7</text:p>
          </table:table-cell>
          <table:table-cell office:value-type="string" calcext:value-type="string">
            <text:p>zp</text:p>
          </table:table-cell>
          <table:table-cell table:formula="of:=LEFT(DEC2HEX([.C234];2);1)" office:value-type="string" office:string-value="E" calcext:value-type="string">
            <text:p>E</text:p>
          </table:table-cell>
          <table:table-cell table:formula="of:=RIGHT(DEC2HEX([.C234];2);1)" office:value-type="string" office:string-value="7" calcext:value-type="string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2" calcext:value-type="float">
            <text:p>232</text:p>
          </table:table-cell>
          <table:table-cell table:formula="of:=CONCATENATE(&quot;0x&quot;;DEC2HEX([.C235];2))" office:value-type="string" office:string-value="0xE8" calcext:value-type="string">
            <text:p>0xE8</text:p>
          </table:table-cell>
          <table:table-cell office:value-type="string" calcext:value-type="string">
            <text:p>imp</text:p>
          </table:table-cell>
          <table:table-cell table:formula="of:=LEFT(DEC2HEX([.C235];2);1)" office:value-type="string" office:string-value="E" calcext:value-type="string">
            <text:p>E</text:p>
          </table:table-cell>
          <table:table-cell table:formula="of:=RIGHT(DEC2HEX([.C235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3" calcext:value-type="float">
            <text:p>233</text:p>
          </table:table-cell>
          <table:table-cell table:formula="of:=CONCATENATE(&quot;0x&quot;;DEC2HEX([.C236];2))" office:value-type="string" office:string-value="0xE9" calcext:value-type="string">
            <text:p>0xE9</text:p>
          </table:table-cell>
          <table:table-cell office:value-type="string" calcext:value-type="string">
            <text:p>imm</text:p>
          </table:table-cell>
          <table:table-cell table:formula="of:=LEFT(DEC2HEX([.C236];2);1)" office:value-type="string" office:string-value="E" calcext:value-type="string">
            <text:p>E</text:p>
          </table:table-cell>
          <table:table-cell table:formula="of:=RIGHT(DEC2HEX([.C236];2);1)" office:value-type="string" office:string-value="9" calcext:value-type="string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4" calcext:value-type="float">
            <text:p>234</text:p>
          </table:table-cell>
          <table:table-cell table:formula="of:=CONCATENATE(&quot;0x&quot;;DEC2HEX([.C237];2))" office:value-type="string" office:string-value="0xEA" calcext:value-type="string">
            <text:p>0xEA</text:p>
          </table:table-cell>
          <table:table-cell office:value-type="string" calcext:value-type="string">
            <text:p>imp</text:p>
          </table:table-cell>
          <table:table-cell table:formula="of:=LEFT(DEC2HEX([.C237];2);1)" office:value-type="string" office:string-value="E" calcext:value-type="string">
            <text:p>E</text:p>
          </table:table-cell>
          <table:table-cell table:formula="of:=RIGHT(DEC2HEX([.C237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5" calcext:value-type="float">
            <text:p>235</text:p>
          </table:table-cell>
          <table:table-cell table:formula="of:=CONCATENATE(&quot;0x&quot;;DEC2HEX([.C238];2))" office:value-type="string" office:string-value="0xEB" calcext:value-type="string">
            <text:p>0xEB</text:p>
          </table:table-cell>
          <table:table-cell office:value-type="string" calcext:value-type="string">
            <text:p>imm</text:p>
          </table:table-cell>
          <table:table-cell table:formula="of:=LEFT(DEC2HEX([.C238];2);1)" office:value-type="string" office:string-value="E" calcext:value-type="string">
            <text:p>E</text:p>
          </table:table-cell>
          <table:table-cell table:formula="of:=RIGHT(DEC2HEX([.C238];2);1)"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6" calcext:value-type="float">
            <text:p>236</text:p>
          </table:table-cell>
          <table:table-cell table:formula="of:=CONCATENATE(&quot;0x&quot;;DEC2HEX([.C239];2))" office:value-type="string" office:string-value="0xEC" calcext:value-type="string">
            <text:p>0xEC</text:p>
          </table:table-cell>
          <table:table-cell office:value-type="string" calcext:value-type="string">
            <text:p>abso</text:p>
          </table:table-cell>
          <table:table-cell table:formula="of:=LEFT(DEC2HEX([.C239];2);1)" office:value-type="string" office:string-value="E" calcext:value-type="string">
            <text:p>E</text:p>
          </table:table-cell>
          <table:table-cell table:formula="of:=RIGHT(DEC2HEX([.C239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px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7" calcext:value-type="float">
            <text:p>237</text:p>
          </table:table-cell>
          <table:table-cell table:formula="of:=CONCATENATE(&quot;0x&quot;;DEC2HEX([.C240];2))" office:value-type="string" office:string-value="0xED" calcext:value-type="string">
            <text:p>0xED</text:p>
          </table:table-cell>
          <table:table-cell office:value-type="string" calcext:value-type="string">
            <text:p>abso</text:p>
          </table:table-cell>
          <table:table-cell table:formula="of:=LEFT(DEC2HEX([.C240];2);1)" office:value-type="string" office:string-value="E" calcext:value-type="string">
            <text:p>E</text:p>
          </table:table-cell>
          <table:table-cell table:formula="of:=RIGHT(DEC2HEX([.C240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8" calcext:value-type="float">
            <text:p>238</text:p>
          </table:table-cell>
          <table:table-cell table:formula="of:=CONCATENATE(&quot;0x&quot;;DEC2HEX([.C241];2))" office:value-type="string" office:string-value="0xEE" calcext:value-type="string">
            <text:p>0xEE</text:p>
          </table:table-cell>
          <table:table-cell office:value-type="string" calcext:value-type="string">
            <text:p>abso</text:p>
          </table:table-cell>
          <table:table-cell table:formula="of:=LEFT(DEC2HEX([.C241];2);1)" office:value-type="string" office:string-value="E" calcext:value-type="string">
            <text:p>E</text:p>
          </table:table-cell>
          <table:table-cell table:formula="of:=RIGHT(DEC2HEX([.C241];2);1)" office:value-type="string" office:string-value="E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39" calcext:value-type="float">
            <text:p>239</text:p>
          </table:table-cell>
          <table:table-cell table:formula="of:=CONCATENATE(&quot;0x&quot;;DEC2HEX([.C242];2))" office:value-type="string" office:string-value="0xEF" calcext:value-type="string">
            <text:p>0xEF</text:p>
          </table:table-cell>
          <table:table-cell office:value-type="string" calcext:value-type="string">
            <text:p>abso</text:p>
          </table:table-cell>
          <table:table-cell table:formula="of:=LEFT(DEC2HEX([.C242];2);1)" office:value-type="string" office:string-value="E" calcext:value-type="string">
            <text:p>E</text:p>
          </table:table-cell>
          <table:table-cell table:formula="of:=RIGHT(DEC2HEX([.C242];2);1)"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0" calcext:value-type="float">
            <text:p>240</text:p>
          </table:table-cell>
          <table:table-cell table:formula="of:=CONCATENATE(&quot;0x&quot;;DEC2HEX([.C243];2))" office:value-type="string" office:string-value="0xF0" calcext:value-type="string">
            <text:p>0xF0</text:p>
          </table:table-cell>
          <table:table-cell office:value-type="string" calcext:value-type="string">
            <text:p>rel</text:p>
          </table:table-cell>
          <table:table-cell table:formula="of:=LEFT(DEC2HEX([.C243];2);1)" office:value-type="string" office:string-value="F" calcext:value-type="string">
            <text:p>F</text:p>
          </table:table-cell>
          <table:table-cell table:formula="of:=RIGHT(DEC2HEX([.C243];2);1)" office:value-type="string" office:string-value="0" calcext:value-type="string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q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1" calcext:value-type="float">
            <text:p>241</text:p>
          </table:table-cell>
          <table:table-cell table:formula="of:=CONCATENATE(&quot;0x&quot;;DEC2HEX([.C244];2))" office:value-type="string" office:string-value="0xF1" calcext:value-type="string">
            <text:p>0xF1</text:p>
          </table:table-cell>
          <table:table-cell office:value-type="string" calcext:value-type="string">
            <text:p>indy</text:p>
          </table:table-cell>
          <table:table-cell table:formula="of:=LEFT(DEC2HEX([.C244];2);1)" office:value-type="string" office:string-value="F" calcext:value-type="string">
            <text:p>F</text:p>
          </table:table-cell>
          <table:table-cell table:formula="of:=RIGHT(DEC2HEX([.C244];2);1)" office:value-type="string" office:string-value="1" calcext:value-type="string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2" calcext:value-type="float">
            <text:p>242</text:p>
          </table:table-cell>
          <table:table-cell table:formula="of:=CONCATENATE(&quot;0x&quot;;DEC2HEX([.C245];2))" office:value-type="string" office:string-value="0xF2" calcext:value-type="string">
            <text:p>0xF2</text:p>
          </table:table-cell>
          <table:table-cell office:value-type="string" calcext:value-type="string">
            <text:p>imp</text:p>
          </table:table-cell>
          <table:table-cell table:formula="of:=LEFT(DEC2HEX([.C245];2);1)" office:value-type="string" office:string-value="F" calcext:value-type="string">
            <text:p>F</text:p>
          </table:table-cell>
          <table:table-cell table:formula="of:=RIGHT(DEC2HEX([.C245];2);1)" office:value-type="string" office:string-value="2" calcext:value-type="string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3" calcext:value-type="float">
            <text:p>243</text:p>
          </table:table-cell>
          <table:table-cell table:formula="of:=CONCATENATE(&quot;0x&quot;;DEC2HEX([.C246];2))" office:value-type="string" office:string-value="0xF3" calcext:value-type="string">
            <text:p>0xF3</text:p>
          </table:table-cell>
          <table:table-cell office:value-type="string" calcext:value-type="string">
            <text:p>indy</text:p>
          </table:table-cell>
          <table:table-cell table:formula="of:=LEFT(DEC2HEX([.C246];2);1)" office:value-type="string" office:string-value="F" calcext:value-type="string">
            <text:p>F</text:p>
          </table:table-cell>
          <table:table-cell table:formula="of:=RIGHT(DEC2HEX([.C246];2);1)" office:value-type="string" office:string-value="3" calcext:value-type="string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4" calcext:value-type="float">
            <text:p>244</text:p>
          </table:table-cell>
          <table:table-cell table:formula="of:=CONCATENATE(&quot;0x&quot;;DEC2HEX([.C247];2))" office:value-type="string" office:string-value="0xF4" calcext:value-type="string">
            <text:p>0xF4</text:p>
          </table:table-cell>
          <table:table-cell office:value-type="string" calcext:value-type="string">
            <text:p>zpx</text:p>
          </table:table-cell>
          <table:table-cell table:formula="of:=LEFT(DEC2HEX([.C247];2);1)" office:value-type="string" office:string-value="F" calcext:value-type="string">
            <text:p>F</text:p>
          </table:table-cell>
          <table:table-cell table:formula="of:=RIGHT(DEC2HEX([.C247];2);1)" office:value-type="string" office:string-value="4" calcext:value-type="string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5" calcext:value-type="float">
            <text:p>245</text:p>
          </table:table-cell>
          <table:table-cell table:formula="of:=CONCATENATE(&quot;0x&quot;;DEC2HEX([.C248];2))" office:value-type="string" office:string-value="0xF5" calcext:value-type="string">
            <text:p>0xF5</text:p>
          </table:table-cell>
          <table:table-cell office:value-type="string" calcext:value-type="string">
            <text:p>zpx</text:p>
          </table:table-cell>
          <table:table-cell table:formula="of:=LEFT(DEC2HEX([.C248];2);1)" office:value-type="string" office:string-value="F" calcext:value-type="string">
            <text:p>F</text:p>
          </table:table-cell>
          <table:table-cell table:formula="of:=RIGHT(DEC2HEX([.C248];2);1)" office:value-type="string" office:string-value="5" calcext:value-type="string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6" calcext:value-type="float">
            <text:p>246</text:p>
          </table:table-cell>
          <table:table-cell table:formula="of:=CONCATENATE(&quot;0x&quot;;DEC2HEX([.C249];2))" office:value-type="string" office:string-value="0xF6" calcext:value-type="string">
            <text:p>0xF6</text:p>
          </table:table-cell>
          <table:table-cell office:value-type="string" calcext:value-type="string">
            <text:p>zpx</text:p>
          </table:table-cell>
          <table:table-cell table:formula="of:=LEFT(DEC2HEX([.C249];2);1)" office:value-type="string" office:string-value="F" calcext:value-type="string">
            <text:p>F</text:p>
          </table:table-cell>
          <table:table-cell table:formula="of:=RIGHT(DEC2HEX([.C249];2);1)" office:value-type="string" office:string-value="6" calcext:value-type="string">
            <text:p>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7" calcext:value-type="float">
            <text:p>247</text:p>
          </table:table-cell>
          <table:table-cell table:formula="of:=CONCATENATE(&quot;0x&quot;;DEC2HEX([.C250];2))" office:value-type="string" office:string-value="0xF7" calcext:value-type="string">
            <text:p>0xF7</text:p>
          </table:table-cell>
          <table:table-cell office:value-type="string" calcext:value-type="string">
            <text:p>zpx</text:p>
          </table:table-cell>
          <table:table-cell table:formula="of:=LEFT(DEC2HEX([.C250];2);1)" office:value-type="string" office:string-value="F" calcext:value-type="string">
            <text:p>F</text:p>
          </table:table-cell>
          <table:table-cell table:formula="of:=RIGHT(DEC2HEX([.C250];2);1)" office:value-type="string" office:string-value="7" calcext:value-type="string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8" calcext:value-type="float">
            <text:p>248</text:p>
          </table:table-cell>
          <table:table-cell table:formula="of:=CONCATENATE(&quot;0x&quot;;DEC2HEX([.C251];2))" office:value-type="string" office:string-value="0xF8" calcext:value-type="string">
            <text:p>0xF8</text:p>
          </table:table-cell>
          <table:table-cell office:value-type="string" calcext:value-type="string">
            <text:p>imp</text:p>
          </table:table-cell>
          <table:table-cell table:formula="of:=LEFT(DEC2HEX([.C251];2);1)" office:value-type="string" office:string-value="F" calcext:value-type="string">
            <text:p>F</text:p>
          </table:table-cell>
          <table:table-cell table:formula="of:=RIGHT(DEC2HEX([.C251];2);1)" office:value-type="string" office:string-value="8" calcext:value-type="string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49" calcext:value-type="float">
            <text:p>249</text:p>
          </table:table-cell>
          <table:table-cell table:formula="of:=CONCATENATE(&quot;0x&quot;;DEC2HEX([.C252];2))" office:value-type="string" office:string-value="0xF9" calcext:value-type="string">
            <text:p>0xF9</text:p>
          </table:table-cell>
          <table:table-cell office:value-type="string" calcext:value-type="string">
            <text:p>absy</text:p>
          </table:table-cell>
          <table:table-cell table:formula="of:=LEFT(DEC2HEX([.C252];2);1)" office:value-type="string" office:string-value="F" calcext:value-type="string">
            <text:p>F</text:p>
          </table:table-cell>
          <table:table-cell table:formula="of:=RIGHT(DEC2HEX([.C252];2);1)" office:value-type="string" office:string-value="9" calcext:value-type="string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0" calcext:value-type="float">
            <text:p>250</text:p>
          </table:table-cell>
          <table:table-cell table:formula="of:=CONCATENATE(&quot;0x&quot;;DEC2HEX([.C253];2))" office:value-type="string" office:string-value="0xFA" calcext:value-type="string">
            <text:p>0xFA</text:p>
          </table:table-cell>
          <table:table-cell office:value-type="string" calcext:value-type="string">
            <text:p>imp</text:p>
          </table:table-cell>
          <table:table-cell table:formula="of:=LEFT(DEC2HEX([.C253];2);1)" office:value-type="string" office:string-value="F" calcext:value-type="string">
            <text:p>F</text:p>
          </table:table-cell>
          <table:table-cell table:formula="of:=RIGHT(DEC2HEX([.C253];2);1)" office:value-type="string" office:string-value="A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51" calcext:value-type="float">
            <text:p>251</text:p>
          </table:table-cell>
          <table:table-cell table:formula="of:=CONCATENATE(&quot;0x&quot;;DEC2HEX([.C254];2))" office:value-type="string" office:string-value="0xFB" calcext:value-type="string">
            <text:p>0xFB</text:p>
          </table:table-cell>
          <table:table-cell office:value-type="string" calcext:value-type="string">
            <text:p>absy</text:p>
          </table:table-cell>
          <table:table-cell table:formula="of:=LEFT(DEC2HEX([.C254];2);1)" office:value-type="string" office:string-value="F" calcext:value-type="string">
            <text:p>F</text:p>
          </table:table-cell>
          <table:table-cell table:formula="of:=RIGHT(DEC2HEX([.C254];2);1)" office:value-type="string" office:string-value="B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  <table:table-row table:style-name="ro2">
          <table:table-cell table:number-columns-repeated="2"/>
          <table:table-cell office:value-type="float" office:value="252" calcext:value-type="float">
            <text:p>252</text:p>
          </table:table-cell>
          <table:table-cell table:formula="of:=CONCATENATE(&quot;0x&quot;;DEC2HEX([.C255];2))" office:value-type="string" office:string-value="0xFC" calcext:value-type="string">
            <text:p>0xFC</text:p>
          </table:table-cell>
          <table:table-cell office:value-type="string" calcext:value-type="string">
            <text:p>absx</text:p>
          </table:table-cell>
          <table:table-cell table:formula="of:=LEFT(DEC2HEX([.C255];2);1)" office:value-type="string" office:string-value="F" calcext:value-type="string">
            <text:p>F</text:p>
          </table:table-cell>
          <table:table-cell table:formula="of:=RIGHT(DEC2HEX([.C255];2);1)" office:value-type="string" office:string-value="C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table:number-columns-repeated="2"/>
          <table:table-cell office:value-type="float" office:value="253" calcext:value-type="float">
            <text:p>253</text:p>
          </table:table-cell>
          <table:table-cell table:formula="of:=CONCATENATE(&quot;0x&quot;;DEC2HEX([.C256];2))" office:value-type="string" office:string-value="0xFD" calcext:value-type="string">
            <text:p>0xFD</text:p>
          </table:table-cell>
          <table:table-cell office:value-type="string" calcext:value-type="string">
            <text:p>absx</text:p>
          </table:table-cell>
          <table:table-cell table:formula="of:=LEFT(DEC2HEX([.C256];2);1)" office:value-type="string" office:string-value="F" calcext:value-type="string">
            <text:p>F</text:p>
          </table:table-cell>
          <table:table-cell table:formula="of:=RIGHT(DEC2HEX([.C256];2);1)"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c</text:p>
          </table:table-cell>
        </table:table-row>
        <table:table-row table:style-name="ro2">
          <table:table-cell table:number-columns-repeated="2"/>
          <table:table-cell office:value-type="float" office:value="254" calcext:value-type="float">
            <text:p>254</text:p>
          </table:table-cell>
          <table:table-cell table:formula="of:=CONCATENATE(&quot;0x&quot;;DEC2HEX([.C257];2))" office:value-type="string" office:string-value="0xFE" calcext:value-type="string">
            <text:p>0xFE</text:p>
          </table:table-cell>
          <table:table-cell office:value-type="string" calcext:value-type="string">
            <text:p>absx</text:p>
          </table:table-cell>
          <table:table-cell table:formula="of:=LEFT(DEC2HEX([.C257];2);1)" office:value-type="string" office:string-value="F" calcext:value-type="string">
            <text:p>F</text:p>
          </table:table-cell>
          <table:table-cell table:formula="of:=RIGHT(DEC2HEX([.C257];2);1)" office:value-type="string" office:string-value="E" calcext:value-type="string">
            <text:p>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</text:p>
          </table:table-cell>
        </table:table-row>
        <table:table-row table:style-name="ro2">
          <table:table-cell table:number-columns-repeated="2"/>
          <table:table-cell office:value-type="float" office:value="255" calcext:value-type="float">
            <text:p>255</text:p>
          </table:table-cell>
          <table:table-cell table:formula="of:=CONCATENATE(&quot;0x&quot;;DEC2HEX([.C258];2))" office:value-type="string" office:string-value="0xFF" calcext:value-type="string">
            <text:p>0xFF</text:p>
          </table:table-cell>
          <table:table-cell office:value-type="string" calcext:value-type="string">
            <text:p>absx</text:p>
          </table:table-cell>
          <table:table-cell table:formula="of:=LEFT(DEC2HEX([.C258];2);1)" office:value-type="string" office:string-value="F" calcext:value-type="string">
            <text:p>F</text:p>
          </table:table-cell>
          <table:table-cell table:formula="of:=RIGHT(DEC2HEX([.C258];2);1)" office:value-type="string" office:string-value="F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b</text:p>
          </table:table-cell>
        </table:table-row>
      </table:table>
      <table:named-expressions/>
      <table:database-ranges>
        <table:database-range table:name="__Anonymous_Sheet_DB__0" table:target-range-address="Planilha1.B2:Planilha1.I2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 style:data-style-name="N2" text:time-value="15:42:55.2939189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2T13:35:52.021000000</meta:creation-date>
    <dc:date>2021-05-04T16:31:43.958421544</dc:date>
    <meta:editing-duration>PT3H1M21S</meta:editing-duration>
    <meta:editing-cycles>8</meta:editing-cycles>
    <meta:generator>LibreOffice/7.1.2.2$Linux_X86_64 LibreOffice_project/10$Build-2</meta:generator>
    <meta:document-statistic meta:table-count="1" meta:cell-count="2007" meta:object-count="0"/>
  </office:meta>
</office:document-meta>
</file>